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Прямий Проп" svg:font-family="'Прямий Проп', Tahoma"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1" style:family="table">
      <style:table-properties style:width="16.397cm" fo:margin-left="-0.199cm" table:align="left" style:writing-mode="lr-tb"/>
    </style:style>
    <style:style style:name="Таблиця1.A" style:family="table-column">
      <style:table-column-properties style:column-width="10.809cm"/>
    </style:style>
    <style:style style:name="Таблиця1.B" style:family="table-column">
      <style:table-column-properties style:column-width="5.588cm"/>
    </style:style>
    <style:style style:name="Таблиця1.1" style:family="table-row">
      <style:table-row-properties fo:keep-together="auto"/>
    </style:style>
    <style:style style:name="Таблиця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1.B1" style:family="table-cell">
      <style:table-cell-properties style:vertical-align="top" fo:padding-left="0.191cm" fo:padding-right="0.191cm" fo:padding-top="0cm" fo:padding-bottom="0cm" fo:border="0.5pt solid #000000" style:writing-mode="lr-tb"/>
    </style:style>
    <style:style style:name="Таблиця2" style:family="table">
      <style:table-properties style:width="16.898cm" fo:margin-left="-0.199cm" table:align="left" style:writing-mode="lr-tb"/>
    </style:style>
    <style:style style:name="Таблиця2.A" style:family="table-column">
      <style:table-column-properties style:column-width="1.757cm"/>
    </style:style>
    <style:style style:name="Таблиця2.B" style:family="table-column">
      <style:table-column-properties style:column-width="8.527cm"/>
    </style:style>
    <style:style style:name="Таблиця2.C" style:family="table-column">
      <style:table-column-properties style:column-width="6.615cm"/>
    </style:style>
    <style:style style:name="Таблиця2.1" style:family="table-row">
      <style:table-row-properties fo:keep-together="auto"/>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2.C1" style:family="table-cell">
      <style:table-cell-properties style:vertical-align="middle" fo:padding-left="0.191cm" fo:padding-right="0.191cm" fo:padding-top="0cm" fo:padding-bottom="0cm" fo:border="0.5pt solid #000000" style:writing-mode="lr-tb"/>
    </style:style>
    <style:style style:name="Таблиця2.C2" style:family="table-cell">
      <style:table-cell-properties style:vertical-align="top" fo:padding-left="0.191cm" fo:padding-right="0.191cm" fo:padding-top="0cm" fo:padding-bottom="0cm" fo:border="0.5pt solid #000000" style:writing-mode="lr-tb"/>
    </style:style>
    <style:style style:name="Таблиця3" style:family="table">
      <style:table-properties style:width="27.922cm" fo:margin-left="-1.737cm" table:align="left" style:writing-mode="lr-tb"/>
    </style:style>
    <style:style style:name="Таблиця3.A" style:family="table-column">
      <style:table-column-properties style:column-width="0.984cm"/>
    </style:style>
    <style:style style:name="Таблиця3.B" style:family="table-column">
      <style:table-column-properties style:column-width="6.671cm"/>
    </style:style>
    <style:style style:name="Таблиця3.C" style:family="table-column">
      <style:table-column-properties style:column-width="10.372cm"/>
    </style:style>
    <style:style style:name="Таблиця3.D" style:family="table-column">
      <style:table-column-properties style:column-width="0.741cm"/>
    </style:style>
    <style:style style:name="Таблиця3.L" style:family="table-column">
      <style:table-column-properties style:column-width="0.751cm"/>
    </style:style>
    <style:style style:name="Таблиця3.M" style:family="table-column">
      <style:table-column-properties style:column-width="3.217cm"/>
    </style:style>
    <style:style style:name="Таблиця3.1" style:family="table-row">
      <style:table-row-properties fo:keep-together="auto"/>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3.M1" style:family="table-cell">
      <style:table-cell-properties style:vertical-align="middle" fo:padding-left="0.191cm" fo:padding-right="0.191cm" fo:padding-top="0cm" fo:padding-bottom="0cm" fo:border="0.5pt solid #000000" style:writing-mode="lr-tb"/>
    </style:style>
    <style:style style:name="Таблиця3.2" style:family="table-row">
      <style:table-row-properties fo:keep-together="always"/>
    </style:style>
    <style:style style:name="Таблиця3.M2" style:family="table-cell">
      <style:table-cell-properties style:vertical-align="top" fo:padding-left="0.191cm" fo:padding-right="0.191cm" fo:padding-top="0cm" fo:padding-bottom="0cm" fo:border="0.5pt solid #000000" style:writing-mode="lr-tb"/>
    </style:style>
    <style:style style:name="Таблиця4" style:family="table">
      <style:table-properties style:width="27.164cm" table:align="center" style:writing-mode="lr-tb"/>
    </style:style>
    <style:style style:name="Таблиця4.A" style:family="table-column">
      <style:table-column-properties style:column-width="1.845cm"/>
    </style:style>
    <style:style style:name="Таблиця4.B" style:family="table-column">
      <style:table-column-properties style:column-width="6.78cm"/>
    </style:style>
    <style:style style:name="Таблиця4.C" style:family="table-column">
      <style:table-column-properties style:column-width="12.104cm"/>
    </style:style>
    <style:style style:name="Таблиця4.D" style:family="table-column">
      <style:table-column-properties style:column-width="3.704cm"/>
    </style:style>
    <style:style style:name="Таблиця4.E" style:family="table-column">
      <style:table-column-properties style:column-width="2.731cm"/>
    </style:style>
    <style:style style:name="Таблиця4.1" style:family="table-row">
      <style:table-row-properties fo:keep-together="auto"/>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E1" style:family="table-cell">
      <style:table-cell-properties style:vertical-align="top" fo:padding-left="0.191cm" fo:padding-right="0.191cm" fo:padding-top="0cm" fo:padding-bottom="0cm" fo:border="0.5pt solid #000000" style:writing-mode="lr-tb"/>
    </style:style>
    <style:style style:name="Таблиця4.2" style:family="table-row">
      <style:table-row-properties style:row-height="1cm" fo:keep-together="always"/>
    </style:style>
    <style:style style:name="Таблиця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5" style:family="table">
      <style:table-properties style:width="16.397cm" fo:margin-left="-0.199cm" table:align="left" style:writing-mode="lr-tb"/>
    </style:style>
    <style:style style:name="Таблиця5.A" style:family="table-column">
      <style:table-column-properties style:column-width="12.044cm"/>
    </style:style>
    <style:style style:name="Таблиця5.B" style:family="table-column">
      <style:table-column-properties style:column-width="4.353cm"/>
    </style:style>
    <style:style style:name="Таблиця5.1" style:family="table-row">
      <style:table-row-properties fo:keep-together="auto"/>
    </style:style>
    <style:style style:name="Таблиця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5.B1" style:family="table-cell">
      <style:table-cell-properties style:vertical-align="top" fo:padding-left="0.191cm" fo:padding-right="0.191cm" fo:padding-top="0cm" fo:padding-bottom="0cm" fo:border="0.5pt solid #000000" style:writing-mode="lr-tb"/>
    </style:style>
    <style:style style:name="Таблиця6" style:family="table">
      <style:table-properties style:width="16.891cm" fo:margin-left="-0.199cm" table:align="left" style:writing-mode="lr-tb"/>
    </style:style>
    <style:style style:name="Таблиця6.A" style:family="table-column">
      <style:table-column-properties style:column-width="1.672cm"/>
    </style:style>
    <style:style style:name="Таблиця6.B" style:family="table-column">
      <style:table-column-properties style:column-width="9.137cm"/>
    </style:style>
    <style:style style:name="Таблиця6.C" style:family="table-column">
      <style:table-column-properties style:column-width="6.082cm"/>
    </style:style>
    <style:style style:name="Таблиця6.1" style:family="table-row">
      <style:table-row-properties fo:keep-together="auto"/>
    </style:style>
    <style:style style:name="Таблиця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6.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justify" style:justify-single-word="false"/>
      <style:text-properties fo:font-size="13pt" style:font-size-asian="13pt" style:font-size-complex="13pt"/>
    </style:style>
    <style:style style:name="P4" style:family="paragraph" style:parent-style-name="Standard">
      <style:paragraph-properties fo:text-align="justify" style:justify-single-word="false" style:snap-to-layout-grid="false"/>
      <style:text-properties fo:font-size="13pt" style:font-size-asian="13pt" style:font-size-complex="13pt"/>
    </style:style>
    <style:style style:name="P5" style:family="paragraph" style:parent-style-name="Standard">
      <style:paragraph-properties fo:text-align="center" style:justify-single-word="false"/>
      <style:text-properties fo:font-size="13pt" style:font-size-asian="13pt" style:font-size-complex="13pt"/>
    </style:style>
    <style:style style:name="P6" style:family="paragraph" style:parent-style-name="Standard">
      <style:paragraph-properties fo:text-align="center" style:justify-single-word="false" style:snap-to-layout-grid="false"/>
      <style:text-properties fo:font-size="13pt" style:font-size-asian="13pt" style:font-size-complex="13pt"/>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style>
    <style:style style:name="P8" style:family="paragraph" style:parent-style-name="Standard">
      <style:paragraph-properties fo:text-align="justify" style:justify-single-word="false"/>
      <style:text-properties fo:font-size="13pt" fo:font-weight="bold" style:font-size-asian="13pt" style:font-weight-asian="bold" style:font-size-complex="13pt"/>
    </style:style>
    <style:style style:name="P9" style:family="paragraph" style:parent-style-name="Standard">
      <style:paragraph-properties fo:text-align="justify" style:justify-single-word="false" style:snap-to-layout-grid="false"/>
      <style:text-properties fo:font-size="13pt" fo:font-weight="bold" style:font-size-asian="13pt" style:font-weight-asian="bold" style:font-size-complex="13pt"/>
    </style:style>
    <style:style style:name="P10" style:family="paragraph" style:parent-style-name="Standard">
      <style:paragraph-properties fo:text-align="justify" style:justify-single-word="false"/>
      <style:text-properties fo:font-size="13pt" fo:language="ru" fo:country="RU" style:font-size-asian="13pt" style:font-size-complex="13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color="#ff0000" fo:font-size="13pt" style:font-size-asian="13pt" style:font-size-complex="13pt"/>
    </style:style>
    <style:style style:name="P13" style:family="paragraph" style:parent-style-name="Standard" style:master-page-name="Standard">
      <style:paragraph-properties fo:margin-left="0cm" fo:margin-right="8.844cm" fo:text-align="justify" style:justify-single-word="false" fo:text-indent="0cm" style:auto-text-indent="false" style:page-number="auto"/>
    </style:style>
    <style:style style:name="P14" style:family="paragraph" style:parent-style-name="Standard">
      <style:paragraph-properties fo:margin-left="0cm" fo:margin-right="0cm" fo:text-align="justify" style:justify-single-word="false" fo:text-indent="1.249cm" style:auto-text-indent="false"/>
    </style:style>
    <style:style style:name="P15" style:family="paragraph" style:parent-style-name="Standard">
      <style:paragraph-properties fo:margin-left="0cm" fo:margin-right="0cm" fo:text-align="justify" style:justify-single-word="false" fo:text-indent="1.249cm" style:auto-text-indent="false"/>
      <style:text-properties fo:font-size="13pt" style:font-size-asian="13pt" style:font-size-complex="13pt"/>
    </style:style>
    <style:style style:name="P16" style:family="paragraph" style:parent-style-name="Standard">
      <style:paragraph-properties fo:margin-left="0cm" fo:margin-right="0cm" fo:text-align="justify" style:justify-single-word="false" fo:text-indent="1.249cm" style:auto-text-indent="false"/>
      <style:text-properties fo:color="#ff0000" fo:font-size="13pt" style:font-size-asian="13pt" style:font-size-complex="13pt"/>
    </style:style>
    <style:style style:name="P17" style:family="paragraph" style:parent-style-name="Standard">
      <style:paragraph-properties fo:margin-left="9.991cm" fo:margin-right="0cm" fo:text-align="justify" style:justify-single-word="false" fo:text-indent="1.249cm" style:auto-text-indent="false"/>
      <style:text-properties fo:font-size="13pt" style:font-size-asian="13pt" style:font-size-complex="13pt"/>
    </style:style>
    <style:style style:name="P18" style:family="paragraph" style:parent-style-name="Standard" style:master-page-name="Перетворення_20_2">
      <style:paragraph-properties fo:margin-left="9.991cm" fo:margin-right="0cm" fo:text-align="justify" style:justify-single-word="false" fo:text-indent="1.249cm" style:auto-text-indent="false" style:page-number="auto"/>
      <style:text-properties fo:font-size="13pt" style:font-size-asian="13pt" style:font-size-complex="13pt"/>
    </style:style>
    <style:style style:name="P19" style:family="paragraph" style:parent-style-name="Standard">
      <style:paragraph-properties fo:margin-left="8.742cm" fo:margin-right="0cm" fo:text-align="justify" style:justify-single-word="false" fo:text-indent="0cm" style:auto-text-indent="false"/>
      <style:text-properties fo:font-size="13pt" style:font-size-asian="13pt" style:font-size-complex="13pt"/>
    </style:style>
    <style:style style:name="P20" style:family="paragraph" style:parent-style-name="Standard">
      <style:paragraph-properties fo:margin-left="0cm" fo:margin-right="-0.046cm" fo:text-align="justify" style:justify-single-word="false" fo:text-indent="0cm" style:auto-text-indent="false"/>
    </style:style>
    <style:style style:name="P21" style:family="paragraph" style:parent-style-name="Standard">
      <style:paragraph-properties fo:margin-left="0cm" fo:margin-right="-0.046cm" fo:text-align="justify" style:justify-single-word="false" fo:text-indent="0cm" style:auto-text-indent="false"/>
      <style:text-properties fo:font-size="13pt" style:font-size-asian="13pt" style:font-size-complex="13pt"/>
    </style:style>
    <style:style style:name="P22" style:family="paragraph" style:parent-style-name="Standard">
      <style:paragraph-properties fo:margin-left="0cm" fo:margin-right="-0.046cm" fo:text-align="justify" style:justify-single-word="false" fo:text-indent="0cm" style:auto-text-indent="false" style:snap-to-layout-grid="false"/>
      <style:text-properties fo:font-size="13pt" style:font-size-asian="13pt" style:font-size-complex="13pt"/>
    </style:style>
    <style:style style:name="P23" style:family="paragraph" style:parent-style-name="Standard">
      <style:paragraph-properties fo:margin-left="0cm" fo:margin-right="-0.046cm" fo:text-align="center" style:justify-single-word="false" fo:text-indent="0cm" style:auto-text-indent="false"/>
      <style:text-properties fo:font-size="13pt" style:font-size-asian="13pt" style:font-size-complex="13pt"/>
    </style:style>
    <style:style style:name="P24" style:family="paragraph" style:parent-style-name="Standard">
      <style:paragraph-properties fo:margin-left="0cm" fo:margin-right="-0.046cm" fo:text-align="center" style:justify-single-word="false" fo:text-indent="0cm" style:auto-text-indent="false" style:snap-to-layout-grid="false"/>
      <style:text-properties fo:font-size="13pt" style:font-size-asian="13pt" style:font-size-complex="13pt"/>
    </style:style>
    <style:style style:name="P25" style:family="paragraph" style:parent-style-name="Standard">
      <style:paragraph-properties fo:margin-left="0cm" fo:margin-right="-0.046cm" fo:text-align="center" style:justify-single-word="false" fo:text-indent="0cm" style:auto-text-indent="false"/>
      <style:text-properties fo:font-size="13pt" fo:font-weight="bold" style:font-size-asian="13pt" style:font-weight-asian="bold" style:font-size-complex="13pt"/>
    </style:style>
    <style:style style:name="P26" style:family="paragraph" style:parent-style-name="Standard">
      <style:paragraph-properties fo:margin-left="0cm" fo:margin-right="-0.046cm" fo:text-align="justify" style:justify-single-word="false" fo:text-indent="0cm" style:auto-text-indent="false"/>
      <style:text-properties fo:font-size="13pt" fo:language="ru" fo:country="RU" style:font-size-asian="13pt" style:font-size-complex="13pt"/>
    </style:style>
    <style:style style:name="P27" style:family="paragraph" style:parent-style-name="Standard">
      <style:paragraph-properties fo:margin-left="0cm" fo:margin-right="-0.046cm" fo:text-align="justify" style:justify-single-word="false" fo:text-indent="0cm" style:auto-text-indent="false" style:snap-to-layout-grid="false"/>
      <style:text-properties fo:color="#000000" style:font-name="Times New Roman" fo:font-size="13pt" fo:language="uk" fo:country="UA" style:font-size-asian="13pt" style:font-name-complex="Times New Roman" style:font-size-complex="13pt"/>
    </style:style>
    <style:style style:name="P28" style:family="paragraph" style:parent-style-name="Standard">
      <style:paragraph-properties fo:margin-left="0cm" fo:margin-right="-0.046cm" fo:text-align="justify" style:justify-single-word="false" fo:text-indent="0cm" style:auto-text-indent="false"/>
      <style:text-properties fo:language="ru" fo:country="RU"/>
    </style:style>
    <style:style style:name="P29" style:family="paragraph" style:parent-style-name="Standard">
      <style:paragraph-properties fo:margin-left="0cm" fo:margin-right="-0.046cm" fo:text-align="justify" style:justify-single-word="false" fo:text-indent="0cm" style:auto-text-indent="false" fo:padding-left="0cm" fo:padding-right="0cm" fo:padding-top="0cm" fo:padding-bottom="0.035cm" fo:border-left="none" fo:border-right="none" fo:border-top="none" fo:border-bottom="1.5pt solid #000000"/>
      <style:text-properties fo:font-size="13pt" style:font-size-asian="13pt" style:font-size-complex="13pt"/>
    </style:style>
    <style:style style:name="P30" style:family="paragraph" style:parent-style-name="Standard">
      <style:paragraph-properties fo:margin-left="0cm" fo:margin-right="-0.046cm" fo:text-align="justify" style:justify-single-word="false" fo:text-indent="1.249cm" style:auto-text-indent="false"/>
      <style:text-properties fo:font-size="13pt" style:font-size-asian="13pt" style:font-size-complex="13pt"/>
    </style:style>
    <style:style style:name="P31" style:family="paragraph" style:parent-style-name="Standard">
      <style:paragraph-properties fo:margin-left="0cm" fo:margin-right="-0.046cm" fo:text-align="justify" style:justify-single-word="false" fo:text-indent="1.249cm" style:auto-text-indent="false"/>
      <style:text-properties fo:font-size="13pt" fo:language="ru" fo:country="RU" style:font-size-asian="13pt" style:font-size-complex="13pt"/>
    </style:style>
    <style:style style:name="P32" style:family="paragraph" style:parent-style-name="Standard" style:master-page-name="Перетворення_20_1">
      <style:paragraph-properties fo:margin-left="0cm" fo:margin-right="-0.046cm" fo:text-align="justify" style:justify-single-word="false" fo:text-indent="1.249cm" style:auto-text-indent="false" style:page-number="auto"/>
      <style:text-properties fo:font-size="13pt" style:font-size-asian="13pt" style:font-size-complex="13pt"/>
    </style:style>
    <style:style style:name="P33" style:family="paragraph" style:parent-style-name="Standard">
      <style:paragraph-properties fo:margin-left="-1.729cm" fo:margin-right="-1.224cm" fo:text-align="justify" style:justify-single-word="false" fo:text-indent="0cm" style:auto-text-indent="false"/>
      <style:text-properties fo:font-size="13pt" style:font-size-asian="13pt" style:font-size-complex="13pt"/>
    </style:style>
    <style:style style:name="P34" style:family="paragraph" style:parent-style-name="Standard">
      <style:paragraph-properties fo:margin-left="0cm" fo:margin-right="-0.547cm" fo:text-align="center" style:justify-single-word="false" fo:text-indent="0cm" style:auto-text-indent="false" fo:padding-left="0cm" fo:padding-right="0cm" fo:padding-top="0cm" fo:padding-bottom="0.035cm" fo:border-left="none" fo:border-right="none" fo:border-top="none" fo:border-bottom="1.5pt solid #000000"/>
      <style:text-properties fo:font-size="13pt" style:font-size-asian="13pt" style:font-size-complex="13pt"/>
    </style:style>
    <style:style style:name="P35" style:family="paragraph" style:parent-style-name="Standard">
      <style:paragraph-properties fo:margin-left="0cm" fo:margin-right="-0.547cm" fo:text-align="center" style:justify-single-word="false" fo:text-indent="0cm" style:auto-text-indent="false"/>
      <style:text-properties fo:font-size="13pt" style:font-size-asian="13pt" style:font-size-complex="13pt"/>
    </style:style>
    <style:style style:name="P36" style:family="paragraph" style:parent-style-name="Standard">
      <style:paragraph-properties fo:margin-left="0cm" fo:margin-right="-0.547cm" fo:text-align="justify" style:justify-single-word="false" fo:text-indent="0cm" style:auto-text-indent="false"/>
      <style:text-properties fo:font-size="13pt" style:font-size-asian="13pt" style:font-size-complex="13pt"/>
    </style:style>
    <style:style style:name="P37" style:family="paragraph" style:parent-style-name="Standard">
      <style:paragraph-properties fo:margin-left="0cm" fo:margin-right="-0.547cm" fo:text-align="justify" style:justify-single-word="false" fo:text-indent="0cm" style:auto-text-indent="false" style:snap-to-layout-grid="false"/>
      <style:text-properties fo:font-size="13pt" style:font-size-asian="13pt" style:font-size-complex="13pt"/>
    </style:style>
    <style:style style:name="P38" style:family="paragraph" style:parent-style-name="Standard">
      <style:paragraph-properties fo:margin-left="0cm" fo:margin-right="-0.547cm" fo:text-align="justify" style:justify-single-word="false" fo:text-indent="1.249cm" style:auto-text-indent="false"/>
      <style:text-properties fo:font-size="13pt" style:font-size-asian="13pt" style:font-size-complex="13pt"/>
    </style:style>
    <style:style style:name="P39" style:family="paragraph" style:parent-style-name="Standard">
      <style:paragraph-properties fo:margin-left="0cm" fo:margin-right="-0.191cm" fo:text-align="justify" style:justify-single-word="false" fo:text-indent="0cm" style:auto-text-indent="false"/>
      <style:text-properties fo:font-size="13pt" style:font-size-asian="13pt" style:font-size-complex="13pt"/>
    </style:style>
    <style:style style:name="P40" style:family="paragraph" style:parent-style-name="Standard">
      <style:paragraph-properties fo:margin-left="0cm" fo:margin-right="-0.191cm" fo:text-align="center" style:justify-single-word="false" fo:text-indent="0cm" style:auto-text-indent="false"/>
      <style:text-properties fo:font-size="13pt" style:font-size-asian="13pt" style:font-size-complex="13pt"/>
    </style:style>
    <style:style style:name="P41" style:family="paragraph" style:parent-style-name="Standard">
      <style:paragraph-properties fo:margin-left="4.995cm" fo:margin-right="-0.046cm" fo:text-align="justify" style:justify-single-word="false" fo:text-indent="1.249cm" style:auto-text-indent="false"/>
      <style:text-properties fo:font-size="13pt" style:font-size-asian="13pt" style:font-size-complex="13pt"/>
    </style:style>
    <style:style style:name="P42" style:family="paragraph" style:parent-style-name="Footer">
      <style:paragraph-properties fo:text-align="center" style:justify-single-word="false"/>
    </style:style>
    <style:style style:name="P43" style:family="paragraph" style:parent-style-name="Normalny1">
      <style:text-properties fo:color="#000000" style:font-name="Times New Roman" fo:font-size="13pt" fo:language="uk" fo:country="UA" style:font-size-asian="13pt" style:font-name-complex="Times New Roman" style:font-size-complex="13pt"/>
    </style:style>
    <style:style style:name="P44" style:family="paragraph" style:parent-style-name="Normalny1">
      <style:paragraph-properties fo:text-align="center" style:justify-single-word="false"/>
      <style:text-properties fo:color="#000000" style:font-name="Times New Roman" fo:font-size="13pt" fo:language="uk" fo:country="UA" style:font-size-asian="13pt" style:font-name-complex="Times New Roman" style:font-size-complex="13pt"/>
    </style:style>
    <style:style style:name="P45" style:family="paragraph" style:parent-style-name="Normalny1">
      <style:paragraph-properties fo:margin-left="-0.139cm" fo:margin-right="-0.392cm" fo:text-align="center" style:justify-single-word="false" fo:text-indent="0cm" style:auto-text-indent="false"/>
      <style:text-properties fo:color="#000000" style:font-name="Times New Roman" fo:font-size="13pt" fo:language="uk" fo:country="UA" style:font-size-asian="13pt" style:font-name-complex="Times New Roman" style:font-size-complex="13pt"/>
    </style:style>
    <style:style style:name="P46" style:family="paragraph" style:parent-style-name="Normalny1">
      <style:paragraph-properties fo:margin-left="-0.141cm" fo:margin-right="0cm" fo:text-align="center" style:justify-single-word="false" fo:text-indent="0cm" style:auto-text-indent="false"/>
      <style:text-properties fo:color="#000000" style:font-name="Times New Roman" fo:font-size="13pt" fo:language="uk" fo:country="UA" style:font-size-asian="13pt" style:font-name-complex="Times New Roman" style:font-size-complex="13pt"/>
    </style:style>
    <style:style style:name="P47" style:family="paragraph" style:parent-style-name="Normalny1">
      <style:paragraph-properties fo:margin-left="0cm" fo:margin-right="-0.129cm" fo:text-indent="0cm" style:auto-text-indent="false"/>
      <style:text-properties fo:color="#000000" style:font-name="Times New Roman" fo:font-size="13pt" fo:language="uk" fo:country="UA" style:font-size-asian="13pt" style:font-name-complex="Times New Roman" style:font-size-complex="13pt"/>
    </style:style>
    <style:style style:name="T1" style:family="text">
      <style:text-properties fo:font-size="13pt" style:font-size-asian="13pt" style:font-size-complex="13pt"/>
    </style:style>
    <style:style style:name="T2" style:family="text">
      <style:text-properties fo:font-size="13pt" style:font-size-asian="13pt" style:font-size-complex="13pt" style:font-weight-complex="bold"/>
    </style:style>
    <style:style style:name="T3" style:family="text">
      <style:text-properties fo:font-size="13pt" fo:font-weight="bold" style:font-size-asian="13pt" style:font-weight-asian="bold" style:font-size-complex="13pt"/>
    </style:style>
    <style:style style:name="T4" style:family="text">
      <style:text-properties fo:font-size="13pt" fo:language="ru" fo:country="RU" style:font-size-asian="13pt" style:font-size-complex="13pt"/>
    </style:style>
    <style:style style:name="T5" style:family="text">
      <style:text-properties fo:font-size="13pt" fo:background-color="#ffff00" loext:char-shading-value="0" style:font-size-asian="13pt" style:font-size-complex="13pt"/>
    </style:style>
    <style:style style:name="T6" style:family="text">
      <style:text-properties fo:font-size="13pt" fo:background-color="#ffff00" loext:char-shading-value="0" style:font-size-asian="13pt" style:font-size-complex="13pt"/>
    </style:style>
    <style:style style:name="T7" style:family="text">
      <style:text-properties fo:font-weight="bold" style:font-weight-asian="bold"/>
    </style:style>
    <style:style style:name="T8" style:family="text">
      <style:text-properties fo:color="#ff0000" fo:font-size="13pt" style:font-size-asian="13pt" style:font-size-complex="13pt"/>
    </style:style>
    <style:style style:name="T9" style:family="text">
      <style:text-properties fo:language="ru" fo:country="RU"/>
    </style:style>
    <style:style style:name="T10" style:family="text">
      <style:text-properties fo:color="#000000" style:font-name="Times New Roman" fo:language="uk" fo:country="UA" style:font-name-complex="Times New Roman"/>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fo:background-color="transparent" loext:char-shading-value="0"/>
    </style:style>
    <style:style style:name="T14"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Про затвердження Положення про громадський бюджет м. Львова</text:span></text:p>
      <text:p text:style-name="P3"/>
      <text:p text:style-name="P3"/>
      <text:p text:style-name="P15">З метою забезпечення прав членів територіальної громади м. Львова на участь у самоврядуванні, керуючись ст. 64 Закону України “Про місцеве самоврядування в Україні“, міська рада ухвалила:</text:p>
      <text:p text:style-name="P15">1. Затвердити Положення про громадський бюджет м. Львова (додається).</text:p>
      <text:p text:style-name="P15">2. Контроль за виконанням ухвали покласти на постійну комісію законності, депутатської діяльності та свободи слова.</text:p>
      <text:p text:style-name="P3"/>
      <text:p text:style-name="P3"/>
      <text:p text:style-name="P3"/>
      <text:p text:style-name="P3"/>
      <text:p text:style-name="P1"><text:span text:style-name="T1">Міський голова<text:tab/><text:tab/><text:tab/><text:tab/><text:tab/><text:tab/><text:tab/><text:tab/>А. Садовий<text:tab/></text:span></text:p>
      <text:p text:style-name="P3"/>
      <text:p text:style-name="P3"><text:s text:c="17"/><text:tab/><text:tab/><text:tab/><text:tab/><text:tab/><text:tab/><text:tab/><text:tab/><text:tab/><text:tab/>Додаток</text:p>
      <text:p text:style-name="P3"/>
      <text:p text:style-name="P3"><text:tab/><text:tab/><text:tab/><text:tab/><text:tab/><text:tab/><text:tab/><text:tab/><text:tab/><text:tab/>Затверджено</text:p>
      <text:p text:style-name="P3"><text:tab/><text:tab/><text:tab/><text:tab/><text:tab/><text:tab/><text:tab/><text:tab/> <text:s/><text:tab/>ухвалою <text:s/>міської <text:s/>ради </text:p>
      <text:p text:style-name="P3"><text:tab/><text:tab/><text:tab/><text:tab/><text:tab/><text:tab/><text:tab/><text:tab/><text:tab/>від___________№____</text:p>
      <text:p text:style-name="P3"/>
      <text:p text:style-name="P3"/>
      <text:p text:style-name="P5">ПОЛОЖЕННЯ</text:p>
      <text:p text:style-name="P5">про громадський бюджет м. Львова</text:p>
      <text:p text:style-name="P5"/>
      <text:p text:style-name="P5"/>
      <text:p text:style-name="P7">1. Визначення понять, які використовуються у Положенні про громадський бюджет м. Львова</text:p>
      <text:p text:style-name="P7"/>
      <text:p text:style-name="P14"><text:span text:style-name="T1">1.1. </text:span><text:span text:style-name="T3">Громадський бюджет або бюджет участі</text:span><text:span text:style-name="T1"> – спосіб визначення видатків частини міського бюджету м. Львова з допомогою прямого волевиявлення львів’ян.</text:span></text:p>
      <text:p text:style-name="P14"><text:span text:style-name="T1">1.2. </text:span><text:span text:style-name="T3">Автор проекту</text:span><text:span text:style-name="T1"> – це особа, яка досягла 16-річного віку, є громадянином України, громадянином іншої країни або ж є особою без громадянства, яка створила ідею щодо покращення м. Львова, оформила її у вигляді проекту у спосіб, передбачений у Положенні про громадський бюджет м. Львова (надалі – Положення) та відповідає одному з таких критеріїв:</text:span></text:p>
      <text:p text:style-name="P15">1.2.1. Місце проживання особи зареєстроване у м. Львові, що підтверджується паспортом.</text:p>
      <text:p text:style-name="P15">1.2.2. Підприємство, установа чи організація, де працює відповідна особа, зареєстроване у м. Львові, що підтверджується довідкою з місця праці.</text:p>
      <text:p text:style-name="P15">1.2.3. Особа навчається у м. Львові, що підтверджується студентським квитком.</text:p>
      <text:p text:style-name="P15">1.2.4. Особа володіє на праві власності об’єктом нерухомості у <text:s text:c="15"/>м. Львові, що підтверджується витягом з відповідного реєстру прав власності.</text:p>
      <text:p text:style-name="P15">1.2.5. Місце народження особи зареєстроване у м. Львові, що підтверджується паспортом або свідоцтвом про народження.</text:p>
      <text:p text:style-name="P14"><text:soft-page-break/><text:span text:style-name="T1">1.3. </text:span><text:span text:style-name="T3">Проект</text:span><text:span text:style-name="T1"> – описана ідея, реалізація якої може відбуватися за рахунок коштів громадського бюджету м. Львова. Всі проекти класифікуються за двома категоріями: малі проекти та великі проекти:</text:span></text:p>
      <text:p text:style-name="P14"><text:span text:style-name="T1">1.3.1. </text:span><text:span text:style-name="T3">Малі проекти</text:span><text:span text:style-name="T1"> – це проекти вуличного, квартального, районного значення, загальна вартість реалізації яких становить від 20 000 до 200 000,00 грн. На такі проекти виділяється 60% загального обсягу громадського бюджету, які рівномірно розподіляються по районах міста (10% загального обсягу громадського бюджету на кожен район). </text:span></text:p>
      <text:p text:style-name="P14"><text:span text:style-name="T1">1.3.2. </text:span><text:span text:style-name="T3">Великі проекти</text:span><text:span text:style-name="T1"> - це проекти міжрайонного, загальноміського значення, загальна вартість реалізації яких становить від 200 000,00 до <text:s text:c="7"/>3 000 000,00 грн. На такі проекти виділяється 40% загального обсягу громадського бюджету.</text:span></text:p>
      <text:p text:style-name="P14"><text:span text:style-name="T1">1.4. </text:span><text:span text:style-name="T3">Е-сервіс "Громадський бюджет"</text:span><text:span text:style-name="T1"> - це онлайн сервіс, який дозволяє </text:span><text:span text:style-name="T6">приймати участь у подачі проектів та голосуванні за них</text:span><text:span text:style-name="T1">, у рамках громадського бюджету м. Львова, використовуючи BankID, електронно-цифровий підпис або інший метод ідентифікації, згідно з цим положенням. </text:span></text:p>
      <text:p text:style-name="P3"/>
      <text:p text:style-name="P7">2. Загальні положення</text:p>
      <text:p text:style-name="P7"/>
      <text:p text:style-name="P14"><text:span text:style-name="T1">2.1. Фінансування громадського бюджету м. Львова</text:span><text:span text:style-name="T8"> </text:span><text:span text:style-name="T1">проводиться за рахунок коштів міського бюджету м. Львова.</text:span></text:p>
      <text:p text:style-name="P14"><text:span text:style-name="T1">2.2. Загальний обсяг громадського бюджету м. Львова на відповідний бюджетний рік становить не менше 1% від затвердженого розміру видатків бюджету розвитку спеціального фонду міського бюджету міста Львова</text:span><text:span text:style-name="T8"> </text:span><text:span text:style-name="T1">на той рік, у якому подаються пропозиції згідно з розділом 3 цього Положення.</text:span></text:p>
      <text:p text:style-name="P14"><text:span text:style-name="T1">2.3. За рахунок коштів громадського бюджету м. Львова</text:span><text:span text:style-name="T8"> </text:span><text:span text:style-name="T1">фінансуються проекти, </text:span><text:span text:style-name="T6">реалізація яких можлива протягом одного бюджетного періоду</text:span><text:span text:style-name="T1">. </text:span></text:p>
      <text:p text:style-name="P15">2.4. У разі, якщо реалізація проекту передбачає використання земельної ділянки, приміщення чи іншого об’єкта, вони повинні належати до власності територіальної громади м. Львова.</text:p>
      <text:p text:style-name="P15">2.5. Проекти, реалізація яких відбуватиметься за рахунок коштів громадського бюджету м. Львова, <text:span text:style-name="T12">повинні стосуватись лише одного об’єкта</text:span>, що належить до комунальної власності (наприклад, вулиці, парку, дороги, спортивного чи дитячого майданчика, установи: школи, поліклініки, дитячого садочку тощо).</text:p>
      <text:p text:style-name="P15"/>
      <text:p text:style-name="P7">3. Порядок подання проектів</text:p>
      <text:p text:style-name="P7"/>
      <text:p text:style-name="P15">3.1. Подаючи проект на реалізацію у рамках громадського бюджету м. Львова, його автор (автори) засвідчує свою згоду на вільне використання Львівською міською радою цього проекту, ідеї, у тому числі поза межами реалізації громадського бюджету м. Львова.</text:p>
      <text:p text:style-name="P15">3.2. Для подання проекту його автору необхідно заповнити бланк за формою згідно з додатком 1 до цього Положення <text:span text:style-name="T12">та додати список осіб</text:span>, які відповідають критеріям, визначеним у підпунктах 1.2.1-1.2.5 цього Положення, які підтримують реалізацію цього проекту: </text:p>
      <text:p text:style-name="P15">3.2.1. У разі подання малого проекту – необхідно подати <text:span text:style-name="T12">список з 25 таких осіб з їх підписами</text:span>. </text:p>
      <text:p text:style-name="P15"><text:soft-page-break/>3.2.2. У разі подання великого проекту - необхідно подати <text:span text:style-name="T12">список з 50 таких осіб з їх підписами</text:span>.</text:p>
      <text:p text:style-name="P15">3.3. <text:span text:style-name="T13">Кожен автор проекту може подати </text:span><text:span text:style-name="T12">один малий та однин великий </text:span><text:span text:style-name="T13">проект на один календарний рік. </text:span></text:p>
      <text:p text:style-name="P15">3.4. Проекти до громадського бюджету міста Львова можна подавати щорічно <text:span text:style-name="T12">з 15 серпня по 15 вересня. </text:span><text:s text:c="3"/></text:p>
      <text:p text:style-name="P15">3.5. Проекти можна подати способом заповнення спеціальної форми на веб-сайті Львівської міської ради або у паперовому вигляді через Центри надання адміністративних послуг Львівської міської ради. </text:p>
      <text:p text:style-name="P14"><text:span text:style-name="T1">3.6. </text:span><text:span text:style-name="T6">Заповнені бланки проектів,</text:span><text:span text:style-name="T1"> реалізація яких відбуватиметься за рахунок коштів громадського бюджету м. Львова</text:span><text:span text:style-name="T8"> </text:span><text:span text:style-name="T1">(за винятком сторінок, які містять персональні дані авторів проекту), </text:span><text:span text:style-name="T6">оприлюднюються</text:span><text:span text:style-name="T1"> у розділі “Громадський бюджет“ на веб-сайті Львівської міської <text:s/>ради.</text:span></text:p>
      <text:p text:style-name="P15">3.7 <text:span text:style-name="T12">Автор проекту може у будь-який момент зняти свій проект з розгляду, але не пізніше ніж за 7 календарних днів до початку голосування. </text:span></text:p>
      <text:p text:style-name="P15">3.8. <text:span text:style-name="T12">Об’єднання проектів</text:span> можливе лише за взаємною згодою авторів <text:span text:style-name="T12">до початку голосування.</text:span> </text:p>
      <text:p text:style-name="P15">3.9. <text:span text:style-name="T12">Внесення змін щодо проекту</text:span> можливе лише за згодою авторів проекту до початку голосування. </text:p>
      <text:p text:style-name="P15"/>
      <text:p text:style-name="P7">4. Порядок розгляду проектів</text:p>
      <text:p text:style-name="P7"/>
      <text:p text:style-name="P15">4.1. Забезпечення організації розгляду проектів здійснює управління “Секретаріат ради“, яке: </text:p>
      <text:p text:style-name="P15">4.1.1. Веде <text:span text:style-name="T12">реєстр отриманих проектів</text:span> та оприлюднює його на веб-сайті Львівської міської ради.</text:p>
      <text:p text:style-name="P15">4.1.2. З<text:span text:style-name="T12">дійснює перевірку</text:span> правильності заповнення проекту згідно із вимогами цього Положення, у тому числі щодо відповідності <text:span text:style-name="T12">кількості зібраних підписів.</text:span></text:p>
      <text:p text:style-name="P15">4.1.3. У разі, якщо проект є неповний або заповнений з помилками, відповідальна особа електронною поштою або простим поштовим відправленням повідомляє про це автора проекту з проханням надати необхідну інформацію або внести корективи протягом 7 календарних днів з дня отримання інформації про доопрацювання проекту. У разі відмови внести корективи або якщо такі корективи не були внесені протягом 7 календарних днів з дня отримання відповідної інформації <text:span text:style-name="T12">пропозиція відхиляється</text:span>.</text:p>
      <text:p text:style-name="P15">4.1.4. Передає копію проекту до відповідного профільного виконавчого органу Львівської міської ради для проведення аналізу проекту на предмет можливості реалізації та правильності визначення його вартості. </text:p>
      <text:p text:style-name="P15">4.2. Профільний виконавчий орган протягом 21 календарного дня з дня отримання проекту здійснює його аналіз та готує свій висновок за формою згідно з додатком 2 до цього Положення.</text:p>
      <text:p text:style-name="P15">4.3. Якщо профільний виконавчий орган заперечує щодо можливості реалізації поданого проекту, то такий проект додатково скеровується на профільну постійну комісію Львівської міської ради для підтвердження або відхилення зауважень профільного виконавчого органу. Заперечення розглядаються на найближчому засіданні постійної комісії, на яке запрошуються автори проекту.</text:p>
      <text:p text:style-name="P15"><text:soft-page-break/>4.4. Будь-які втручання у проектні пропозиції, у тому числі зміни об’єкта чи об’єднання з іншими, можливі лише за згодою авторів. </text:p>
      <text:p text:style-name="P15">4.5. Після проведеного аналізу всіх проектів управління “Секретаріат ради“ <text:span text:style-name="T12">оприлюднює</text:span> на веб-сайті Львівської міської ради проекти, <text:span text:style-name="T12">допущені для участі</text:span> у голосуванні та відхилені проекти, <text:span text:style-name="T12">а також відповідні висновки профільних виконавчих органів</text:span> та постійних комісій Львівської міської ради. <text:s/></text:p>
      <text:p text:style-name="P15">4.6. Проекти, допущені для участі у голосуванні, <text:span text:style-name="T12">оприлюднюються з врахуванням поділу на великі та малі.</text:span> <text:span text:style-name="T12">Малі проекти додатково розподіляються за районним принципом.</text:span> </text:p>
      <text:p text:style-name="P15"/>
      <text:p text:style-name="P7">5. Організація голосування</text:p>
      <text:p text:style-name="P7"/>
      <text:p text:style-name="P15">5.1. Голосування за проекти для реалізації за рахунок коштів громадського бюджету м. Львова здійснюється через е-сервіс “Громадський бюджет Львова“.</text:p>
      <text:p text:style-name="P15">5.2. <text:span text:style-name="T12">Голосування проводиться не раніше 7 днів після оприлюднення</text:span> допущених для участі у голосуванні проектів на веб-сайті Львівської міської ради.</text:p>
      <text:p text:style-name="P15">5.3. <text:span text:style-name="T12">Голосування триває протягом 15 календарних днів з дня початку голосування, як правило з 1 по 15 листопада року, який передує реалізації проектів.</text:span> </text:p>
      <text:p text:style-name="P14"><text:span text:style-name="T1">5.4. Районні адміністрації (у разі презентації малих проектів) та управління “Секретаріат ради“ (у разі презентації великих проектів) визначають час та надають приміщення разом з відповідним обладнання для </text:span><text:span text:style-name="T2">можливості</text:span><text:span text:style-name="T1"> презентації всіх проектів їхніми авторами. <text:s text:c="3"/></text:span></text:p>
      <text:p text:style-name="P15">5.5. Кожен львів’янин, який відповідає критеріям, описаним у підпунктах 1.2.1-1.2.5 цього Положення, <text:span text:style-name="T12">може віддати один голос за малий проект та один голос за великий проект у кожному році.</text:span></text:p>
      <text:p text:style-name="P15">5.6. Обов’язковою умовою для голосування є ідентифікація особи щодо критеріїв, зазначених у підпунктах 1.2.1-1.2.5 цього Положення.</text:p>
      <text:p text:style-name="P15">5.7. <text:span text:style-name="T12">Голосування та ідентифікація особи може бути проведена у Центрах надання адміністративних послуг міста Львова та/або через систему Bank ID <text:s/>(для осіб, які зареєстровані у м. Львові). </text:span></text:p>
      <text:p text:style-name="P14"><text:span text:style-name="T1">5.8. Працівники Центру надання адміністративних послуг міста Львова надають загальну інформацію щодо громадського бюджету <text:s text:c="15"/>м. Львова</text:span><text:span text:style-name="T8"> </text:span><text:span text:style-name="T1">та роз’яснюють порядок голосування за проекти. При цьому їм <text:s/>забороняється здійснювати агітацію та переконувати проголосувати за окремо взяті проекти.</text:span></text:p>
      <text:p text:style-name="P15">5.9. Результати онлайн голосування відображаються на е-сервісі “Громадський бюджет м. Львова“ у режимі реального часу.</text:p>
      <text:p text:style-name="P15"/>
      <text:p text:style-name="P7">6. Встановлення результатів та визначення переможців</text:p>
      <text:p text:style-name="P7"/>
      <text:p text:style-name="P15">6.1. Встановлення результатів голосування передбачає підрахунок голосів в онлайн режимі через е-сервіс “Громадський бюджет Львова“. <text:s/></text:p>
      <text:p text:style-name="P15">6.2. Постійна комісія законності, депутатської діяльності та свободи слова, постійна комісія фінансів та планування бюджету на своєму спільному засіданні відповідно до результатів голосування формують <text:span text:style-name="T12">рейтинг проектів та визначають перелік проектів, рекомендованих до фінансування</text:span> за кошти громадського бюджету м. Львова. </text:p>
      <text:p text:style-name="P15"><text:soft-page-break/>6.3. У разі, якщо проекти набирають однакову кількість голосів, то пріоритетними вважаються ті, які потребують менший обсяг фінансування.</text:p>
      <text:p text:style-name="P14"><text:span text:style-name="T1">6.4. Рекомендованими до реалізації вважатимуться ті проектні пропозиції, які набрали найбільшу кількість голосів, до вичерпання обсягу коштів, виділених на реалізацію громадського бюджету м. Львова</text:span><text:span text:style-name="T8"> </text:span><text:span text:style-name="T1">на відповідний рік. </text:span></text:p>
      <text:p text:style-name="P15">6.5. <text:span text:style-name="T12">Рейтинг та перелік проектів оприлюднюються не пізніше 2 робочих днів від дня проведення підрахунку голосів. </text:span></text:p>
      <text:p text:style-name="P14"><text:span text:style-name="T1">6.6. За результати підрахунку голосів управління “Секретаріат ради“ на підставі протоколу спільного засідання постійної комісії законності, депутатської діяльності та свободи слова і постійної комісії фінансів та планування бюджету готує проект ухвали з переліком проектів, які пропонуються до фінансування у рамках громадського бюджету м. Львова</text:span><text:span text:style-name="T8"> </text:span><text:span text:style-name="T1">на визначений рік до 1 грудня поточного року.</text:span></text:p>
      <text:p text:style-name="P15">6.7. Пропозиції, які будуть затверджені рішенням Львівської міської ради, підлягають фінансуванню за рахунок коштів міського бюджету м. Львова на наступний бюджетний рік. </text:p>
      <text:p text:style-name="P15"/>
      <text:p text:style-name="P7">7. Порядок звітування за результатами реалізації проектів</text:p>
      <text:p text:style-name="P7"/>
      <text:p text:style-name="P15">7.1. За результатами реалізації проектів, відібраних для фінансування за рахунок коштів громадського бюджету м. Львова, головні розпорядники бюджетних коштів, комунальні підприємства, установи та організації, які брали участь у реалізації проектів, подають до управління “Секретаріат ради“ не пізніше 30 днів після їх реалізації звіт про виконані роботи.</text:p>
      <text:p text:style-name="P15">7.2. Управління “Секретаріат ради“ узагальнює подану інформацію та публікує на сайті Львівської міської ради та/або іншому спеціалізованому веб-сайті. </text:p>
      <text:p text:style-name="P15"/>
      <text:p text:style-name="P7">8. Проведення освітньо-інформаційної кампанії</text:p>
      <text:p text:style-name="P7"/>
      <text:p text:style-name="P14"><text:span text:style-name="T1">8.1. У процесі впровадження громадського бюджету м. Львова</text:span><text:span text:style-name="T8"> </text:span><text:span text:style-name="T1">проводиться освітньо-інформаційна кампанія, яку умовно можна поділити на такі етапи: <text:s/></text:span></text:p>
      <text:p text:style-name="P15">8.1.1. Ознайомлення львів’ян з основними положеннями та принципами громадського бюджету м. Львова, з врахуванням останніх змін, а також заохочування їх до подання проектів. </text:p>
      <text:p text:style-name="P14"><text:span text:style-name="T1">8.1.2. Представлення отриманих проектів та заохочування до взяття участі у голосуванні. <text:s/></text:span></text:p>
      <text:p text:style-name="P15">8.1.3. Розповсюдження інформації стосовно перебігу та результатів процесу запровадження громадського бюджету м. Львова.</text:p>
      <text:p text:style-name="P14"><text:span text:style-name="T1">8.2. Освітньо-інформаційна кампанія повинна бути пов’язана з ідеєю громадського бюджету м. Львова</text:span><text:span text:style-name="T8"> </text:span><text:span text:style-name="T1">та робити акцент на можливості безпосереднього, відкритого та однакового впливу львів’ян на відбір проектів, реалізація яких відбуватиметься за рахунок коштів громадського бюджету м. Львова. </text:span></text:p>
      <text:p text:style-name="P14"><text:span text:style-name="T1">8.3. Подані проекти та проекти, які <text:s/>будуть фінансовані за кошти громадського бюджету м. Львова</text:span><text:span text:style-name="T8"> </text:span><text:span text:style-name="T1">позначаються на інтерактивній мапі громадського бюджету м. Львова.</text:span></text:p>
      <text:p text:style-name="P12"/>
      <text:p text:style-name="P16"/>
      <text:p text:style-name="P3"><text:soft-page-break/></text:p>
      <text:p text:style-name="P3"/>
      <text:p text:style-name="P3"/>
      <text:p text:style-name="P3">Секретар ради<text:tab/><text:tab/><text:tab/><text:tab/><text:tab/><text:tab/><text:tab/>А. Забарило</text:p>
      <text:p text:style-name="P3"/>
      <text:p text:style-name="P3">Віза:</text:p>
      <text:p text:style-name="P3"/>
      <text:p text:style-name="P3">В. о. начальника управління</text:p>
      <text:p text:style-name="P1"><text:span text:style-name="T4">“</text:span><text:span text:style-name="T1">Секретаріат ради</text:span><text:span text:style-name="T4">“<text:tab/><text:tab/><text:tab/><text:tab/><text:tab/><text:tab/>Ю. Лукашевський</text:span></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 text:c="6"/>Додаток 1 </text:p>
      <text:p text:style-name="P19"><text:s text:c="6"/>до Положення про громадський <text:s/></text:p>
      <text:p text:style-name="P19"><text:s text:c="6"/>бюджет м. Львова</text:p>
      <text:p text:style-name="P3"/>
      <text:p text:style-name="P3"/>
      <text:p text:style-name="P5">БЛАНК-ЗАЯВКА</text:p>
      <text:p text:style-name="P5"><text:soft-page-break/>пропозиції (проекту), реалізація якої відбуватиметься за рахунок коштів громадського бюджету (бюджету участі) у м. Львові на 20__ рік та список осіб, які підтримують цю пропозицію</text:p>
      <text:p text:style-name="P5"/>
      <table:table table:name="Таблиця1" table:style-name="Таблиця1">
        <table:table-column table:style-name="Таблиця1.A"/>
        <table:table-column table:style-name="Таблиця1.B"/>
        <table:table-row table:style-name="Таблиця1.1">
          <table:table-cell table:style-name="Таблиця1.A1" office:value-type="string">
            <text:p text:style-name="P5">Ідентифікаційний номер проекту</text:p>
            <text:p text:style-name="P5">(вписує уповноважений робочий орган )</text:p>
          </table:table-cell>
          <table:table-cell table:style-name="Таблиця1.B1" office:value-type="string">
            <text:p text:style-name="P6"/>
          </table:table-cell>
        </table:table-row>
        <table:table-row table:style-name="Таблиця1.1">
          <table:table-cell table:style-name="Таблиця1.A1" office:value-type="string">
            <text:p text:style-name="P5">Вид проекту</text:p>
            <text:p text:style-name="P5">(вписує уповноважений робочий орган )</text:p>
          </table:table-cell>
          <table:table-cell table:style-name="Таблиця1.B1" office:value-type="string">
            <text:p text:style-name="P6"/>
          </table:table-cell>
        </table:table-row>
      </table:table>
      <text:p text:style-name="P15">1.* Назва проекту (назва повинна коротко розкривати суть проекту та містити не більше 15 слів): _______________________________________</text:p>
      <text:p text:style-name="P3">________________________________________________________________</text:p>
      <text:p text:style-name="P15">2.* Вид проекту: загальноміський( великий) або районний (малий) </text:p>
      <text:p text:style-name="P15">________________________________________________________</text:p>
      <text:p text:style-name="P15">3.*На території <text:s/>якого району м. Львова планується реалізація проекту _______________________________________________________</text:p>
      <text:p text:style-name="P15">4.* Точна адреса та назва об’єкта, щодо якого планується реалізувати проект: _______________________________________________</text:p>
      <text:p text:style-name="P3">________________________________________________________________</text:p>
      <text:p text:style-name="P15">5. Опис та обгрунтування необхідності реалізації проекту (основна мета реалізації проекту; проблема, якої воно стосується; запропоновані рішення; пояснення, чому саме це завдання повинно бути реалізоване і яким чином його реалізація вплине на подальше життя мешканців; основні групи мешканців, які зможуть користуватися результатами реалізації завдання) ______________________________________________</text:p>
      <text:p text:style-name="P3">________________________________________________________________________________________________________________________________________________________________________________________________________________________________________________________________ </text:p>
      <text:p text:style-name="P15">6.* Орієнтовна вартість проекту (всі складові проекту та їх орієнтовна вартість) <text:s/></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3">№ з/п</text:p>
          </table:table-cell>
          <table:table-cell table:style-name="Таблиця2.B1" office:value-type="string">
            <text:p text:style-name="P5">Перелік видатків</text:p>
          </table:table-cell>
          <table:table-cell table:style-name="Таблиця2.C1" office:value-type="string">
            <text:p text:style-name="P5">Орієнтовна вартість, грн.</text:p>
          </table:table-cell>
        </table:table-row>
        <table:table-row table:style-name="Таблиця2.1">
          <table:table-cell table:style-name="Таблиця2.B1" office:value-type="string">
            <text:p text:style-name="P5">1.</text:p>
          </table:table-cell>
          <table:table-cell table:style-name="Таблиця2.A1" office:value-type="string">
            <text:p text:style-name="P4"/>
          </table:table-cell>
          <table:table-cell table:style-name="Таблиця2.C2" office:value-type="string">
            <text:p text:style-name="P4"/>
          </table:table-cell>
        </table:table-row>
        <table:table-row table:style-name="Таблиця2.1">
          <table:table-cell table:style-name="Таблиця2.B1" office:value-type="string">
            <text:p text:style-name="P5">2.</text:p>
          </table:table-cell>
          <table:table-cell table:style-name="Таблиця2.A1" office:value-type="string">
            <text:p text:style-name="P4"/>
          </table:table-cell>
          <table:table-cell table:style-name="Таблиця2.C2" office:value-type="string">
            <text:p text:style-name="P4"/>
          </table:table-cell>
        </table:table-row>
        <table:table-row table:style-name="Таблиця2.1">
          <table:table-cell table:style-name="Таблиця2.B1" office:value-type="string">
            <text:p text:style-name="P5">3.</text:p>
          </table:table-cell>
          <table:table-cell table:style-name="Таблиця2.A1" office:value-type="string">
            <text:p text:style-name="P4"/>
          </table:table-cell>
          <table:table-cell table:style-name="Таблиця2.C2" office:value-type="string">
            <text:p text:style-name="P4"/>
          </table:table-cell>
        </table:table-row>
        <table:table-row table:style-name="Таблиця2.1">
          <table:table-cell table:style-name="Таблиця2.B1" office:value-type="string">
            <text:p text:style-name="P5">4.</text:p>
          </table:table-cell>
          <table:table-cell table:style-name="Таблиця2.A1" office:value-type="string">
            <text:p text:style-name="P4"/>
          </table:table-cell>
          <table:table-cell table:style-name="Таблиця2.C2" office:value-type="string">
            <text:p text:style-name="P4"/>
          </table:table-cell>
        </table:table-row>
        <table:table-row table:style-name="Таблиця2.1">
          <table:table-cell table:style-name="Таблиця2.B1" office:value-type="string">
            <text:p text:style-name="P5">5.</text:p>
          </table:table-cell>
          <table:table-cell table:style-name="Таблиця2.A1" office:value-type="string">
            <text:p text:style-name="P4"/>
          </table:table-cell>
          <table:table-cell table:style-name="Таблиця2.C2" office:value-type="string">
            <text:p text:style-name="P4"/>
          </table:table-cell>
        </table:table-row>
        <table:table-row table:style-name="Таблиця2.1">
          <table:table-cell table:style-name="Таблиця2.B1" office:value-type="string">
            <text:p text:style-name="P5">6.</text:p>
          </table:table-cell>
          <table:table-cell table:style-name="Таблиця2.A1" office:value-type="string">
            <text:p text:style-name="P4"/>
          </table:table-cell>
          <table:table-cell table:style-name="Таблиця2.C2" office:value-type="string">
            <text:p text:style-name="P4"/>
          </table:table-cell>
        </table:table-row>
        <table:table-row table:style-name="Таблиця2.1">
          <table:table-cell table:style-name="Таблиця2.B1" office:value-type="string">
            <text:p text:style-name="P5">7.</text:p>
          </table:table-cell>
          <table:table-cell table:style-name="Таблиця2.A1" office:value-type="string">
            <text:p text:style-name="P4"/>
          </table:table-cell>
          <table:table-cell table:style-name="Таблиця2.C2" office:value-type="string">
            <text:p text:style-name="P4"/>
          </table:table-cell>
        </table:table-row>
        <table:table-row table:style-name="Таблиця2.1">
          <table:table-cell table:style-name="Таблиця2.A1" table:number-columns-spanned="2" office:value-type="string">
            <text:p text:style-name="P8">Разом:</text:p>
          </table:table-cell>
          <table:covered-table-cell/>
          <table:table-cell table:style-name="Таблиця2.C2" office:value-type="string">
            <text:p text:style-name="P9"/>
          </table:table-cell>
        </table:table-row>
      </table:table>
      <text:p text:style-name="P15"/>
      <text:p text:style-name="P15"/>
      <text:p text:style-name="P15">7.* Список з підписами щонайменше 25 осіб (для малих проектів) або 50 осіб (для великих проектів), які підтримують цю пропозицію (проект) (окрім його авторів), наведений у додатку до цього бланку-заявки. Кожна додаткова сторінка списку повинна мати таку ж форму, за винятком позначення наступної сторінки (необхідно додати оригінал списку у паперовій формі). </text:p>
      <text:p text:style-name="P15"><text:soft-page-break/>8.* Контактні дані автора пропозиції (проекту), які будуть загальнодоступні, у тому числі для авторів інших пропозицій, мешканців, представників засобів масової інформації, з метою обміну думками, інформацією, можливих узгоджень тощо. Автор надає згоду на опрацювання, оприлюднення і використання цих контактних даних.</text:p>
      <text:p text:style-name="P15">9. Інші додатки (мапа із зазначеним місцем реалізації проекту, фотографії, аудіо/відео файли, які стосуються цього проекту тощо).</text:p>
      <text:p text:style-name="P15"/>
      <text:p text:style-name="P15">Примітка 1: пункти, позначені * є обов’язковими для заповнення.</text:p>
      <text:p text:style-name="P15">Примітка 2: Контактні дані авторів пропозицій (проектів) (тільки для Львівської міської ради) вказуються на зворотній сторінці бланку-заявки, яка є недоступною для громадськості. </text:p>
      <text:p text:style-name="P15">Примітка 3: пункт 10 з примітками ** та *** необхідно роздруковувати на окремому аркуші.</text:p>
      <text:p text:style-name="P1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10.* Автори пропозиції (проекту) та їх контактні дані (дані необхідно вписати чітко і зрозуміло). Доступ до цієї інформації матимуть лише представники Львівської міської ради:</text:p>
      <text:p text:style-name="P30"/>
      <table:table table:name="Таблиця3" table:style-name="Таблиця3">
        <table:table-column table:style-name="Таблиця3.A"/>
        <table:table-column table:style-name="Таблиця3.B"/>
        <table:table-column table:style-name="Таблиця3.C"/>
        <table:table-column table:style-name="Таблиця3.D" table:number-columns-repeated="8"/>
        <table:table-column table:style-name="Таблиця3.L"/>
        <table:table-column table:style-name="Таблиця3.M"/>
        <table:table-row table:style-name="Таблиця3.1">
          <table:table-cell table:style-name="Таблиця3.A1" office:value-type="string">
            <text:p text:style-name="P21">№ з/п</text:p>
          </table:table-cell>
          <table:table-cell table:style-name="Таблиця3.B1" office:value-type="string">
            <text:p text:style-name="P45">Ім’я та прізвище**</text:p>
          </table:table-cell>
          <table:table-cell table:style-name="Таблиця3.B1" table:number-columns-spanned="10" office:value-type="string">
            <text:p text:style-name="P46">Контактні дані</text:p>
          </table:table-cell>
          <table:covered-table-cell/>
          <table:covered-table-cell/>
          <table:covered-table-cell/>
          <table:covered-table-cell/>
          <table:covered-table-cell/>
          <table:covered-table-cell/>
          <table:covered-table-cell/>
          <table:covered-table-cell/>
          <table:covered-table-cell/>
          <table:table-cell table:style-name="Таблиця3.M1" office:value-type="string">
            <text:p text:style-name="P44">Підпис***</text:p>
          </table:table-cell>
        </table:table-row>
        <table:table-row table:style-name="Таблиця3.2">
          <table:table-cell table:style-name="Таблиця3.A1" table:number-rows-spanned="4" office:value-type="string">
            <text:p text:style-name="P23">1.</text:p>
          </table:table-cell>
          <table:table-cell table:style-name="Таблиця3.A1" table:number-rows-spanned="4" office:value-type="string">
            <text:p text:style-name="P22"/>
          </table:table-cell>
          <table:table-cell table:style-name="Таблиця3.B1" table:number-columns-spanned="10" office:value-type="string">
            <text:p text:style-name="P43">Поштова адреса: (індекс), м. Львів,</text:p>
          </table:table-cell>
          <table:covered-table-cell/>
          <table:covered-table-cell/>
          <table:covered-table-cell/>
          <table:covered-table-cell/>
          <table:covered-table-cell/>
          <table:covered-table-cell/>
          <table:covered-table-cell/>
          <table:covered-table-cell/>
          <table:covered-table-cell/>
          <table:table-cell table:style-name="Таблиця3.M2" office:value-type="string">
            <text:p text:style-name="P27"/>
          </table:table-cell>
        </table:table-row>
        <table:table-row table:style-name="Таблиця3.2">
          <table:covered-table-cell/>
          <table:covered-table-cell/>
          <table:table-cell table:style-name="Таблиця3.B1" table:number-columns-spanned="10" office:value-type="string">
            <text:p text:style-name="P43">e-mail:</text:p>
          </table:table-cell>
          <table:covered-table-cell/>
          <table:covered-table-cell/>
          <table:covered-table-cell/>
          <table:covered-table-cell/>
          <table:covered-table-cell/>
          <table:covered-table-cell/>
          <table:covered-table-cell/>
          <table:covered-table-cell/>
          <table:covered-table-cell/>
          <table:table-cell table:style-name="Таблиця3.M2" office:value-type="string">
            <text:p text:style-name="P27"/>
          </table:table-cell>
        </table:table-row>
        <table:table-row table:style-name="Таблиця3.2">
          <table:covered-table-cell/>
          <table:covered-table-cell/>
          <table:table-cell table:style-name="Таблиця3.B1" office:value-type="string">
            <text:p text:style-name="P43">№ <text:s/>тел.:</text:p>
          </table:table-cell>
          <table:table-cell table:style-name="Таблиця3.A1" office:value-type="string">
            <text:p text:style-name="P27"/>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M2" office:value-type="string">
            <text:p text:style-name="P22"/>
          </table:table-cell>
        </table:table-row>
        <table:table-row table:style-name="Таблиця3.2">
          <table:covered-table-cell/>
          <table:covered-table-cell/>
          <table:table-cell table:style-name="Таблиця3.B1" office:value-type="string">
            <text:p text:style-name="P47">Серія та № паспорта</text:p>
          </table:table-cell>
          <table:table-cell table:style-name="Таблиця3.A1" office:value-type="string">
            <text:p text:style-name="P27"/>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M2" office:value-type="string">
            <text:p text:style-name="P22"/>
          </table:table-cell>
        </table:table-row>
        <table:table-row table:style-name="Таблиця3.2">
          <table:table-cell table:style-name="Таблиця3.A1" table:number-rows-spanned="4" office:value-type="string">
            <text:p text:style-name="P23">2.</text:p>
          </table:table-cell>
          <table:table-cell table:style-name="Таблиця3.A1" table:number-rows-spanned="4" office:value-type="string">
            <text:p text:style-name="P22"/>
          </table:table-cell>
          <table:table-cell table:style-name="Таблиця3.B1" table:number-columns-spanned="10" office:value-type="string">
            <text:p text:style-name="P43">Поштова адреса: (індекс), м. Львів,</text:p>
          </table:table-cell>
          <table:covered-table-cell/>
          <table:covered-table-cell/>
          <table:covered-table-cell/>
          <table:covered-table-cell/>
          <table:covered-table-cell/>
          <table:covered-table-cell/>
          <table:covered-table-cell/>
          <table:covered-table-cell/>
          <table:covered-table-cell/>
          <table:table-cell table:style-name="Таблиця3.M2" office:value-type="string">
            <text:p text:style-name="P27"/>
          </table:table-cell>
        </table:table-row>
        <table:table-row table:style-name="Таблиця3.2">
          <table:covered-table-cell/>
          <table:covered-table-cell/>
          <table:table-cell table:style-name="Таблиця3.B1" table:number-columns-spanned="10" office:value-type="string">
            <text:p text:style-name="P43">e-mail:</text:p>
          </table:table-cell>
          <table:covered-table-cell/>
          <table:covered-table-cell/>
          <table:covered-table-cell/>
          <table:covered-table-cell/>
          <table:covered-table-cell/>
          <table:covered-table-cell/>
          <table:covered-table-cell/>
          <table:covered-table-cell/>
          <table:covered-table-cell/>
          <table:table-cell table:style-name="Таблиця3.M2" office:value-type="string">
            <text:p text:style-name="P27"/>
          </table:table-cell>
        </table:table-row>
        <table:table-row table:style-name="Таблиця3.2">
          <table:covered-table-cell/>
          <table:covered-table-cell/>
          <table:table-cell table:style-name="Таблиця3.B1" office:value-type="string">
            <text:p text:style-name="P43">№ <text:s/>тел.:</text:p>
          </table:table-cell>
          <table:table-cell table:style-name="Таблиця3.A1" office:value-type="string">
            <text:p text:style-name="P27"/>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M2" office:value-type="string">
            <text:p text:style-name="P22"/>
          </table:table-cell>
        </table:table-row>
        <table:table-row table:style-name="Таблиця3.2">
          <table:covered-table-cell/>
          <table:covered-table-cell/>
          <table:table-cell table:style-name="Таблиця3.B1" office:value-type="string">
            <text:p text:style-name="P47">Серія та № паспорта</text:p>
          </table:table-cell>
          <table:table-cell table:style-name="Таблиця3.A1" office:value-type="string">
            <text:p text:style-name="P27"/>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M2" office:value-type="string">
            <text:p text:style-name="P22"/>
          </table:table-cell>
        </table:table-row>
        <table:table-row table:style-name="Таблиця3.2">
          <table:table-cell table:style-name="Таблиця3.A1" table:number-rows-spanned="4" office:value-type="string">
            <text:p text:style-name="P23">3.</text:p>
          </table:table-cell>
          <table:table-cell table:style-name="Таблиця3.A1" table:number-rows-spanned="4" office:value-type="string">
            <text:p text:style-name="P22"/>
          </table:table-cell>
          <table:table-cell table:style-name="Таблиця3.B1" table:number-columns-spanned="10" office:value-type="string">
            <text:p text:style-name="P43">Поштова адреса: (індекс), м. Львів,</text:p>
          </table:table-cell>
          <table:covered-table-cell/>
          <table:covered-table-cell/>
          <table:covered-table-cell/>
          <table:covered-table-cell/>
          <table:covered-table-cell/>
          <table:covered-table-cell/>
          <table:covered-table-cell/>
          <table:covered-table-cell/>
          <table:covered-table-cell/>
          <table:table-cell table:style-name="Таблиця3.M2" office:value-type="string">
            <text:p text:style-name="P27"/>
          </table:table-cell>
        </table:table-row>
        <table:table-row table:style-name="Таблиця3.2">
          <table:covered-table-cell/>
          <table:covered-table-cell/>
          <table:table-cell table:style-name="Таблиця3.B1" table:number-columns-spanned="10" office:value-type="string">
            <text:p text:style-name="P43">e-mail:</text:p>
          </table:table-cell>
          <table:covered-table-cell/>
          <table:covered-table-cell/>
          <table:covered-table-cell/>
          <table:covered-table-cell/>
          <table:covered-table-cell/>
          <table:covered-table-cell/>
          <table:covered-table-cell/>
          <table:covered-table-cell/>
          <table:covered-table-cell/>
          <table:table-cell table:style-name="Таблиця3.M2" office:value-type="string">
            <text:p text:style-name="P27"/>
          </table:table-cell>
        </table:table-row>
        <table:table-row table:style-name="Таблиця3.2">
          <table:covered-table-cell/>
          <table:covered-table-cell/>
          <table:table-cell table:style-name="Таблиця3.B1" office:value-type="string">
            <text:p text:style-name="P43">№ <text:s/>тел.:</text:p>
          </table:table-cell>
          <table:table-cell table:style-name="Таблиця3.A1" office:value-type="string">
            <text:p text:style-name="P27"/>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M2" office:value-type="string">
            <text:p text:style-name="P22"/>
          </table:table-cell>
        </table:table-row>
        <table:table-row table:style-name="Таблиця3.2">
          <table:covered-table-cell/>
          <table:covered-table-cell/>
          <table:table-cell table:style-name="Таблиця3.B1" office:value-type="string">
            <text:p text:style-name="P47">Серія та № паспорта</text:p>
          </table:table-cell>
          <table:table-cell table:style-name="Таблиця3.A1" office:value-type="string">
            <text:p text:style-name="P27"/>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A1" office:value-type="string">
            <text:p text:style-name="P22"/>
          </table:table-cell>
          <table:table-cell table:style-name="Таблиця3.M2" office:value-type="string">
            <text:p text:style-name="P22"/>
          </table:table-cell>
        </table:table-row>
      </table:table>
      <text:p text:style-name="P33"/>
      <text:p text:style-name="P33">** Будь ласка, вкажіть особу/уповноважену особу/уповноважених надавати інформацію представникам Львівської міської ради.</text:p>
      <text:p text:style-name="P33">*** <text:s/>Підписуючи документ, я, разом з цим заявляю, що є мешканцем м. Львова та висловлюю свою згоду на обробку моїх персональних даних з метою впровадження громадського бюджету у м. Львові у 20__ році, відповідно до Законом <text:s/>України “Про захист персональних даних“; мені відомо, що подання персональних даних є добровільним і що мені належить право контролю процесу використання даних, які мене стосуються, право доступу до змісту моїх даних та внесення до них змін/коректив.</text:p>
      <text:p text:style-name="P3"/>
      <text:p text:style-name="P3">В. о. начальника управління</text:p>
      <text:p text:style-name="P1"><text:span text:style-name="T4">“</text:span><text:span text:style-name="T1">Секретаріат ради</text:span><text:span text:style-name="T4">“<text:tab/><text:tab/><text:tab/><text:tab/><text:tab/><text:tab/><text:tab/>Ю. Лукашевський</text:span></text:p>
      <text:p text:style-name="P11"><text:span text:style-name="T7"><text:tab/><text:tab/><text:tab/><text:tab/><text:tab/><text:tab/><text:tab/><text:tab/><text:tab/><text:tab/><text:tab/><text:tab/><text:tab/><text:tab/><text:tab/><text:tab/><text:tab/></text:span><text:span text:style-name="T1">Додаток</text:span></text:p>
      <text:p text:style-name="P5"><text:tab/><text:tab/><text:tab/><text:tab/><text:tab/><text:tab/><text:tab/><text:tab/><text:tab/><text:tab/><text:tab/><text:tab/><text:tab/><text:tab/><text:tab/><text:tab/> <text:s text:c="6"/>до бланку-заявки</text:p>
      <text:p text:style-name="P5"/>
      <text:p text:style-name="P5"><text:soft-page-break/>СПИСОК ОСІБ,</text:p>
      <text:p text:style-name="P34">які підтримують цю пропозицію (проект), що реалізовуватиметься за рахунок коштів </text:p>
      <text:p text:style-name="P34">громадського бюджету м. Львова на 20__ рік*</text:p>
      <text:p text:style-name="P34"/>
      <text:p text:style-name="P35">(назва проекту)</text:p>
      <text:p text:style-name="P38">. </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row table:style-name="Таблиця4.1">
          <table:table-cell table:style-name="Таблиця4.A1" office:value-type="string">
            <text:p text:style-name="P5">№ з/п</text:p>
          </table:table-cell>
          <table:table-cell table:style-name="Таблиця4.A1" office:value-type="string">
            <text:p text:style-name="P5">Ім’я та прізвище</text:p>
          </table:table-cell>
          <table:table-cell table:style-name="Таблиця4.A1" office:value-type="string">
            <text:p text:style-name="P35">Адреса проживання</text:p>
          </table:table-cell>
          <table:table-cell table:style-name="Таблиця4.A1" office:value-type="string">
            <text:p text:style-name="P35">Серія та</text:p>
            <text:p text:style-name="P35">№ паспорта</text:p>
          </table:table-cell>
          <table:table-cell table:style-name="Таблиця4.E1" office:value-type="string">
            <text:p text:style-name="P35">Підпис</text:p>
          </table:table-cell>
        </table:table-row>
        <table:table-row table:style-name="Таблиця4.2">
          <table:table-cell table:style-name="Таблиця4.A2" office:value-type="string">
            <text:p text:style-name="P37"/>
          </table:table-cell>
          <table:table-cell table:style-name="Таблиця4.A1" office:value-type="string">
            <text:p text:style-name="P37"/>
            <text:p text:style-name="P36"/>
          </table:table-cell>
          <table:table-cell table:style-name="Таблиця4.A1" office:value-type="string">
            <text:p text:style-name="P36">індекс, м. Львів, вул. ______________, буд.__, кв. ___</text:p>
          </table:table-cell>
          <table:table-cell table:style-name="Таблиця4.A1" office:value-type="string">
            <text:p text:style-name="P37"/>
          </table:table-cell>
          <table:table-cell table:style-name="Таблиця4.E1" office:value-type="string">
            <text:p text:style-name="P37"/>
          </table:table-cell>
        </table:table-row>
        <table:table-row table:style-name="Таблиця4.2">
          <table:table-cell table:style-name="Таблиця4.A2" office:value-type="string">
            <text:p text:style-name="P37"/>
          </table:table-cell>
          <table:table-cell table:style-name="Таблиця4.A1" office:value-type="string">
            <text:p text:style-name="P37"/>
          </table:table-cell>
          <table:table-cell table:style-name="Таблиця4.A1" office:value-type="string">
            <text:p text:style-name="P2">індекс, м. Львів, вул. ______________, буд.__, кв. ___</text:p>
          </table:table-cell>
          <table:table-cell table:style-name="Таблиця4.A1" office:value-type="string">
            <text:p text:style-name="P37"/>
          </table:table-cell>
          <table:table-cell table:style-name="Таблиця4.E1" office:value-type="string">
            <text:p text:style-name="P37"/>
          </table:table-cell>
        </table:table-row>
        <table:table-row table:style-name="Таблиця4.2">
          <table:table-cell table:style-name="Таблиця4.A2" office:value-type="string">
            <text:p text:style-name="P37"/>
          </table:table-cell>
          <table:table-cell table:style-name="Таблиця4.A1" office:value-type="string">
            <text:p text:style-name="P37"/>
          </table:table-cell>
          <table:table-cell table:style-name="Таблиця4.A1" office:value-type="string">
            <text:p text:style-name="P2">індекс, м. Львів, вул. ______________, буд.__, кв. ___</text:p>
          </table:table-cell>
          <table:table-cell table:style-name="Таблиця4.A1" office:value-type="string">
            <text:p text:style-name="P37"/>
          </table:table-cell>
          <table:table-cell table:style-name="Таблиця4.E1" office:value-type="string">
            <text:p text:style-name="P37"/>
          </table:table-cell>
        </table:table-row>
        <table:table-row table:style-name="Таблиця4.2">
          <table:table-cell table:style-name="Таблиця4.A2" office:value-type="string">
            <text:p text:style-name="P37"/>
          </table:table-cell>
          <table:table-cell table:style-name="Таблиця4.A1" office:value-type="string">
            <text:p text:style-name="P37"/>
          </table:table-cell>
          <table:table-cell table:style-name="Таблиця4.A1" office:value-type="string">
            <text:p text:style-name="P2">індекс, м. Львів, вул. ______________, буд.__, кв. ___</text:p>
          </table:table-cell>
          <table:table-cell table:style-name="Таблиця4.A1" office:value-type="string">
            <text:p text:style-name="P37"/>
          </table:table-cell>
          <table:table-cell table:style-name="Таблиця4.E1" office:value-type="string">
            <text:p text:style-name="P37"/>
          </table:table-cell>
        </table:table-row>
        <table:table-row table:style-name="Таблиця4.2">
          <table:table-cell table:style-name="Таблиця4.A2" office:value-type="string">
            <text:p text:style-name="P37"/>
          </table:table-cell>
          <table:table-cell table:style-name="Таблиця4.A1" office:value-type="string">
            <text:p text:style-name="P37"/>
          </table:table-cell>
          <table:table-cell table:style-name="Таблиця4.A1" office:value-type="string">
            <text:p text:style-name="P2">індекс, м. Львів, вул. ______________, буд.__, кв. ___</text:p>
          </table:table-cell>
          <table:table-cell table:style-name="Таблиця4.A1" office:value-type="string">
            <text:p text:style-name="P37"/>
          </table:table-cell>
          <table:table-cell table:style-name="Таблиця4.E1" office:value-type="string">
            <text:p text:style-name="P37"/>
          </table:table-cell>
        </table:table-row>
      </table:table>
      <text:p text:style-name="P38">* Ставлячи підпис у цьому списку, висловлюю свою згоду на:</text:p>
      <text:p text:style-name="P38">- обробку моїх персональних даних з метою впровадження громадського бюджету м. Львові у 20__ році відповідно до Закону <text:s/>України “Про захист персональних даних“. Мені відомо, що подання персональних даних є добровільним і що мені належить право контролю процесу використання даних, які мене стосуються, право доступу до змісту моїх даних та внесення в них змін/коректив;</text:p>
      <text:p text:style-name="P36">- можливі модифікації, об’єднання з іншими проектам, а також зняття цієї пропозиції (проекту) її авторами</text:p>
      <text:p text:style-name="P36"/>
      <text:p text:style-name="P3">В. о. начальника управління</text:p>
      <text:p text:style-name="P1"><text:span text:style-name="T4">“</text:span><text:span text:style-name="T1">Секретаріат ради</text:span><text:span text:style-name="T4">“<text:tab/><text:tab/><text:tab/><text:tab/><text:tab/><text:tab/><text:tab/>Ю. Лукашевський</text:span></text:p>
      <text:p text:style-name="P18"><text:s text:c="6"/>Додаток 2 </text:p>
      <text:p text:style-name="P19"><text:s text:c="6"/>до Положення про громадський <text:s/></text:p>
      <text:p text:style-name="P19"><text:s text:c="6"/>бюджет м. Львова</text:p>
      <text:p text:style-name="P3"/>
      <text:p text:style-name="P36"/>
      <table:table table:name="Таблиця5" table:style-name="Таблиця5">
        <table:table-column table:style-name="Таблиця5.A"/>
        <table:table-column table:style-name="Таблиця5.B"/>
        <table:table-row table:style-name="Таблиця5.1">
          <table:table-cell table:style-name="Таблиця5.A1" office:value-type="string">
            <text:p text:style-name="P35">Ідентифікаційний номер проекту</text:p>
            <text:p text:style-name="P11"><text:span text:style-name="T1">(вписує представник управління </text:span><text:span text:style-name="T4">“</text:span><text:span text:style-name="T1">Секретаріат ради</text:span><text:span text:style-name="T4">“</text:span><text:span text:style-name="T1">)</text:span></text:p>
          </table:table-cell>
          <table:table-cell table:style-name="Таблиця5.B1" office:value-type="string">
            <text:p text:style-name="P37"/>
          </table:table-cell>
        </table:table-row>
      </table:table>
      <text:p text:style-name="P36"/>
      <text:p text:style-name="P35">БЛАНК</text:p>
      <text:p text:style-name="P35">аналізу пропозиції (проекту), реалізація якої відбуватиметься за рахунок коштів громадського бюджету м. Львова на 20__ рік</text:p>
      <text:p text:style-name="P36"/>
      <text:p text:style-name="P25">Розділ І. Аналіз пропозиції (проекту) з точки зору його наповнення,</text:p>
      <text:p text:style-name="P25">тобто змісту</text:p>
      <text:p text:style-name="P23">(заповнює працівник структурного підрозділу Львівської міської ради, до компетенції якого входить пропозиція (проект)</text:p>
      <text:p text:style-name="P21"/>
      <text:p text:style-name="P30">1. Бланк-заявка містить достатню інформацію, необхідну для здійснення аналізу пропозиції (проекту) з точки зору змістовності. <text:s/></text:p>
      <text:p text:style-name="P21">а) так <text:s text:c="53"/></text:p>
      <text:p text:style-name="P21">б) ні (чому?)</text:p>
      <text:p text:style-name="P21">________________________________________________________________________________________________________________________________________________________________________________________________</text:p>
      <text:p text:style-name="P21"/>
      <text:p text:style-name="P30">2. Запропонована пропозиція (проект) входить до повноважень міської ради </text:p>
      <text:p text:style-name="P21">а) так <text:s text:c="53"/></text:p>
      <text:p text:style-name="P21">б) ні (чому?)</text:p>
      <text:p text:style-name="P21">________________________________________________________________________________________________________________________________________________________________________________________________</text:p>
      <text:p text:style-name="P21"/>
      <text:p text:style-name="P30">3. Запропонована пропозиція (проект) відповідає законодавству України та нормативно-правовим актам, у тому числі у частині місцевого рівня, зокрема, генеральному плану м. Львова (якщо це пов’язано із запропонованою пропозицією (проектом)</text:p>
      <text:p text:style-name="P21">а) так <text:s text:c="53"/></text:p>
      <text:p text:style-name="P21">б) ні (чому?)</text:p>
      <text:p text:style-name="P28"><text:soft-page-break/>__________________________________________________________________________________________________________________________________________________________________________________________________________________</text:p>
      <text:p text:style-name="P26"/>
      <text:p text:style-name="P30">4. Територія/земельна ділянка, на якій відбуватиметься реалізація запропонованого завдання:</text:p>
      <text:p text:style-name="P30">а) це територія/земельна ділянка, на якій міська рада має право здійснювати реалізацію того чи іншого проекту за рахунок коштів міського бюджету м. Львова;</text:p>
      <text:p text:style-name="P30">б) ця територія/земельна ділянка не належить до переліку територій, на яких міська рада має право реалізувати запропоновану пропозицію (проект) за рахунок коштів бюджету м. Львова (чому?);</text:p>
      <text:p text:style-name="P28">____________________________________________________________________________________________________________________________________________</text:p>
      <text:p text:style-name="P21">в) не стосується</text:p>
      <text:p text:style-name="P28">______________________________________________________________________</text:p>
      <text:p text:style-name="P26"/>
      <text:p text:style-name="P30">5. Реалізація запропонованого завдання може відбутися протягом одного бюджетного періоду: </text:p>
      <text:p text:style-name="P21">а) так <text:s text:c="53"/></text:p>
      <text:p text:style-name="P21">б) ні (чому?)</text:p>
      <text:p text:style-name="P28">__________________________________________________________________________________________________________________________________________________________________________________________________________________</text:p>
      <text:p text:style-name="P26"/>
      <text:p text:style-name="P30">6. Висновок, стосовно технічних можливостей виконання запропонованого проекту:</text:p>
      <text:p text:style-name="P21">а) позитивний</text:p>
      <text:p text:style-name="P21">б) негативний (чому?)</text:p>
      <text:p text:style-name="P28">__________________________________________________________________________________________________________________________________________________________________________________________________________________</text:p>
      <text:p text:style-name="P29">в) не стосується</text:p>
      <text:p text:style-name="P31"/>
      <text:p text:style-name="P30">7. Витрати за кошторисом (брутто), призначені на реалізацію запропонованого завдання:</text:p>
      <text:p text:style-name="P21">а) без додаткових зауважень</text:p>
      <text:p text:style-name="P21">б) з зауваженнями (необхідно внести їх, використовуючи для обгрунтування дані, наведені у таблиці) </text:p>
      <text:p text:style-name="P36"><text:tab/><text:tab/><text:tab/><text:tab/><text:tab/><text:tab/><text:tab/><text:tab/><text:tab/><text:tab/><text:tab/>Таблиця</text:p>
      <text:p text:style-name="P36"/>
      <table:table table:name="Таблиця6" table:style-name="Таблиця6">
        <table:table-column table:style-name="Таблиця6.A"/>
        <table:table-column table:style-name="Таблиця6.B"/>
        <table:table-column table:style-name="Таблиця6.C"/>
        <text:soft-page-break/>
        <table:table-row table:style-name="Таблиця6.1">
          <table:table-cell table:style-name="Таблиця6.A1" office:value-type="string">
            <text:p text:style-name="P39">№ з/п</text:p>
          </table:table-cell>
          <table:table-cell table:style-name="Таблиця6.A1" office:value-type="string">
            <text:p text:style-name="P35">Складові завдання</text:p>
          </table:table-cell>
          <table:table-cell table:style-name="Таблиця6.C1" office:value-type="string">
            <text:p text:style-name="P35">Витрати за кошторисом (брутто)</text:p>
          </table:table-cell>
        </table:table-row>
        <table:table-row table:style-name="Таблиця6.1">
          <table:table-cell table:style-name="Таблиця6.A1" office:value-type="string">
            <text:p text:style-name="P40">1.</text:p>
          </table:table-cell>
          <table:table-cell table:style-name="Таблиця6.A1" office:value-type="string">
            <text:p text:style-name="P37"/>
          </table:table-cell>
          <table:table-cell table:style-name="Таблиця6.C1" office:value-type="string">
            <text:p text:style-name="P37"/>
          </table:table-cell>
        </table:table-row>
        <table:table-row table:style-name="Таблиця6.1">
          <table:table-cell table:style-name="Таблиця6.A1" office:value-type="string">
            <text:p text:style-name="P40">2.</text:p>
          </table:table-cell>
          <table:table-cell table:style-name="Таблиця6.A1" office:value-type="string">
            <text:p text:style-name="P37"/>
          </table:table-cell>
          <table:table-cell table:style-name="Таблиця6.C1" office:value-type="string">
            <text:p text:style-name="P37"/>
          </table:table-cell>
        </table:table-row>
        <table:table-row table:style-name="Таблиця6.1">
          <table:table-cell table:style-name="Таблиця6.A1" office:value-type="string">
            <text:p text:style-name="P40">3.</text:p>
          </table:table-cell>
          <table:table-cell table:style-name="Таблиця6.A1" office:value-type="string">
            <text:p text:style-name="P37"/>
          </table:table-cell>
          <table:table-cell table:style-name="Таблиця6.C1" office:value-type="string">
            <text:p text:style-name="P37"/>
          </table:table-cell>
        </table:table-row>
        <table:table-row table:style-name="Таблиця6.1">
          <table:table-cell table:style-name="Таблиця6.A1" office:value-type="string">
            <text:p text:style-name="P40">4.</text:p>
          </table:table-cell>
          <table:table-cell table:style-name="Таблиця6.A1" office:value-type="string">
            <text:p text:style-name="P37"/>
          </table:table-cell>
          <table:table-cell table:style-name="Таблиця6.C1" office:value-type="string">
            <text:p text:style-name="P37"/>
          </table:table-cell>
        </table:table-row>
        <table:table-row table:style-name="Таблиця6.1">
          <table:table-cell table:style-name="Таблиця6.A1" office:value-type="string">
            <text:p text:style-name="P40">5.</text:p>
          </table:table-cell>
          <table:table-cell table:style-name="Таблиця6.A1" office:value-type="string">
            <text:p text:style-name="P37"/>
          </table:table-cell>
          <table:table-cell table:style-name="Таблиця6.C1" office:value-type="string">
            <text:p text:style-name="P37"/>
          </table:table-cell>
        </table:table-row>
        <table:table-row table:style-name="Таблиця6.1">
          <table:table-cell table:style-name="Таблиця6.A1" office:value-type="string">
            <text:p text:style-name="P40">6.</text:p>
          </table:table-cell>
          <table:table-cell table:style-name="Таблиця6.A1" office:value-type="string">
            <text:p text:style-name="P37"/>
          </table:table-cell>
          <table:table-cell table:style-name="Таблиця6.C1" office:value-type="string">
            <text:p text:style-name="P37"/>
          </table:table-cell>
        </table:table-row>
      </table:table>
      <text:p text:style-name="P36"/>
      <text:p text:style-name="P36">Загальна сума _____________ гривень.</text:p>
      <text:p text:style-name="P36"/>
      <text:p text:style-name="P21">Обгрунтування:</text:p>
      <text:p text:style-name="P28">__________________________________________________________________________________________________________________________________________________________________________________________________________________</text:p>
      <text:p text:style-name="P26"/>
      <text:p text:style-name="P30">8. Чи реалізація запропонованого завдання передбачає витрати у майбутньому (наприклад, витрати на утримання, поточний ремонт тощо)</text:p>
      <text:p text:style-name="P21">а) так (які у річному вимірі?)</text:p>
      <text:p text:style-name="P20">__________________________________________________________________________________________________________________________________________________________________________________________________________________</text:p>
      <text:p text:style-name="P21">б) ні</text:p>
      <text:p text:style-name="P21"/>
      <text:p text:style-name="P25">Розділ ІІ. Обгрунтовані рекомендації щодо внесення проекту у бланк для голосування:</text:p>
      <text:p text:style-name="P21">а) реалізація проекту є можливою;</text:p>
      <text:p text:style-name="P21">б) реалізація проекту є можливою за умов: </text:p>
      <text:p text:style-name="P28">__________________________________________________________________________________________________________________________________________________________________________________________________________________</text:p>
      <text:p text:style-name="P28">______________________________________________________________________</text:p>
      <text:p text:style-name="P21">в) реалізація проекту є неможливою, з огляду: </text:p>
      <text:p text:style-name="P28">_________________________________________________________________________________________________________________________________________________________________________________________________________________</text:p>
      <text:p text:style-name="P28">__________________________________________________________________________________________________________________________________________________________________________________________________________________</text:p>
      <text:p text:style-name="P26"/>
      <text:p text:style-name="P21"><text:soft-page-break/>м. Львів, <text:s/>________________</text:p>
      <text:p text:style-name="P21"><text:tab/><text:tab/> <text:s text:c="6"/>(дата)</text:p>
      <text:p text:style-name="P41">________________________________________</text:p>
      <text:p text:style-name="P41">Прізвище, ім’, по батькові та підпис керівника</text:p>
      <text:p text:style-name="P41">структурного підрозділу Львівської міської </text:p>
      <text:p text:style-name="P41">ради </text:p>
      <text:p text:style-name="P21"/>
      <text:p text:style-name="P21">М.П.</text:p>
      <text:p text:style-name="P21"/>
      <text:p text:style-name="P21"/>
      <text:p text:style-name="P21"/>
      <text:p text:style-name="P21"/>
      <text:p text:style-name="P36"/>
      <text:p text:style-name="P3">В. о. начальника управління</text:p>
      <text:p text:style-name="P1"><text:span text:style-name="T4">“</text:span><text:span text:style-name="T1">Секретаріат ради</text:span><text:span text:style-name="T4">“<text:tab/><text:tab/><text:tab/><text:tab/><text:tab/><text:tab/><text:tab/>Ю. Лукашевський</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Прямий Проп" svg:font-family="'Прямий Проп', Tahoma"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uk" fo:country="U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uk" fo:country="U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Знак_20_Знак_20_Знак_20_Знак_20_Знак_20_Знак" style:display-name="Знак Знак Знак Знак Знак Знак" style:family="paragraph" style:parent-style-name="Standard">
      <style:paragraph-properties fo:hyphenation-ladder-count="no-limit"/>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fo:hyphenate="true" fo:hyphenation-remain-char-count="2" fo:hyphenation-push-char-count="2"/>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Абзац_20_списка" style:display-name="Абзац списка" style:family="paragraph" style:parent-style-name="Standard">
      <style:paragraph-properties fo:margin-left="1.27cm" fo:margin-right="0cm" fo:margin-top="0cm" fo:margin-bottom="0cm" loext:contextual-spacing="true" fo:hyphenation-ladder-count="no-limit" fo:text-indent="0cm" style:auto-text-indent="false"/>
      <style:text-properties style:font-name="Arial" fo:font-family="Arial" style:font-family-generic="swiss" style:font-pitch="variable" fo:font-size="14pt" style:font-name-asian="Calibri" style:font-family-asian="Calibri" style:font-family-generic-asian="swiss" style:font-pitch-asian="variable" style:font-size-asian="14pt" style:font-name-complex="Arial" style:font-family-complex="Arial" style:font-family-generic-complex="swiss" style:font-pitch-complex="variable" style:font-size-complex="14pt" fo:hyphenate="true" fo:hyphenation-remain-char-count="2" fo:hyphenation-push-char-count="2"/>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Основной_20_текст_20_с_20_отступом_20_2" style:display-name="Основной текст с отступом 2" style:family="paragraph" style:parent-style-name="Standard">
      <style:paragraph-properties fo:margin-left="0cm" fo:margin-right="0.078cm" fo:text-align="justify" style:justify-single-word="false" fo:hyphenation-ladder-count="no-limit" fo:text-indent="0.751cm" style:auto-text-indent="false"/>
      <style:text-properties fo:color="#000000" style:font-name="Times" fo:font-family="Times" style:font-family-generic="roman" style:font-pitch="variable" fo:font-size="13pt" fo:language="ru" fo:country="RU" style:font-name-asian="Прямий Проп" style:font-family-asian="'Прямий Проп', Tahoma" style:font-family-generic-asian="roman" style:font-size-asian="13pt" style:font-name-complex="Times" style:font-family-complex="Times" style:font-family-generic-complex="roman" style:font-pitch-complex="variable" style:font-size-complex="10pt" fo:hyphenate="true" fo:hyphenation-remain-char-count="2" fo:hyphenation-push-char-count="2"/>
    </style:style>
    <style:style style:name="List_20_Paragraph" style:display-name="List Paragraph" style:family="paragraph" style:parent-style-name="Standard">
      <style:paragraph-properties fo:margin-left="1.27cm" fo:margin-right="0cm" style:line-height-at-least="0.423cm" fo:hyphenation-ladder-count="no-limit" fo:text-indent="0cm" style:auto-text-indent="false"/>
      <style:text-properties style:font-name="Arial" fo:font-family="Arial" style:font-family-generic="swiss" style:font-pitch="variable" style:font-name-complex="Arial" style:font-family-complex="Arial" style:font-family-generic-complex="swiss" style:font-pitch-complex="variable" style:font-size-complex="16pt" fo:hyphenate="true" fo:hyphenation-remain-char-count="2" fo:hyphenation-push-char-count="2"/>
    </style:style>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Normalny1" style:family="paragraph">
      <style:paragraph-properties fo:line-height="115%" fo:orphans="2" fo:widows="2"/>
      <style:text-properties fo:color="#000000" style:font-name="Arial" fo:font-family="Arial" style:font-family-generic="swiss" style:font-pitch="variable" fo:font-size="11pt" fo:language="pl" fo:country="PL"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fo:color="#000000"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fo:font-weight="normal" style:font-weight-asian="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apple-converted-space"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Верхний_20_колонтитул_20_Знак" style:display-name="Верхний колонтитул Знак" style:family="text" style:parent-style-name="Основной_20_шрифт_20_абзаца">
      <style:text-properties fo:font-size="12pt" fo:language="uk" fo:country="UA" style:font-size-asian="12pt" style:font-size-complex="12pt"/>
    </style:style>
    <style:style style:name="Нижний_20_колонтитул_20_Знак" style:display-name="Нижний колонтитул Знак" style:family="text" style:parent-style-name="Основной_20_шрифт_20_абзаца">
      <style:text-properties fo:font-size="12pt" fo:language="uk" fo:country="UA"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1.032cm" fo:margin-left="1.032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WW8Num2z1"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WW8Num2z1"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fo:text-indent="-1.27cm" fo:margin-left="2.514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fo:text-indent="-1.27cm" fo:margin-left="3.757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fo:text-indent="-1.905cm" fo:margin-left="5.636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fo:text-indent="-2.54cm" fo:margin-left="7.514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fo:text-indent="-2.54cm" fo:margin-left="8.758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fo:text-indent="-3.175cm" fo:margin-left="10.636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fo:text-indent="-3.175cm" fo:margin-left="11.88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fo:text-indent="-3.81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1.64cm" fo:margin-left="10.894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51cm" fo:margin-bottom="1.251cm" fo:margin-left="3.50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bottom="0.651cm" style:dynamic-spacing="true"/>
      </style:header-style>
      <style:footer-style>
        <style:header-footer-properties fo:min-height="1.251cm" fo:margin-top="1.152cm" style:dynamic-spacing="true"/>
      </style:footer-style>
    </style:page-layout>
    <style:page-layout style:name="Mpm2">
      <style:page-layout-properties fo:page-width="29.7cm" fo:page-height="21.001cm" style:num-format="1" style:print-orientation="landscape" fo:margin-top="1.251cm" fo:margin-bottom="1.251cm" fo:margin-left="2.501cm" fo:margin-right="2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1cm" fo:margin-bottom="2.152cm" style:dynamic-spacing="true"/>
      </style:header-style>
      <style:footer-style>
        <style:header-footer-properties fo:min-height="0.099cm" fo:margin-top="0cm" style:dynamic-spacing="true"/>
      </style:footer-style>
    </style:page-layout>
    <style:page-layout style:name="Mpm3">
      <style:page-layout-properties fo:page-width="21.001cm" fo:page-height="29.7cm" style:num-format="1" style:print-orientation="portrait" fo:margin-top="1.251cm" fo:margin-bottom="1.251cm" fo:margin-left="3.501cm" fo:margin-right="1cm" style:writing-mode="lr-tb" style:layout-grid-color="#c0c0c0" style:layout-grid-lines="40" style:layout-grid-base-height="0.672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5.75cm" fo:margin-bottom="5.652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Header"><draw:frame draw:style-name="Mfr1" draw:name="Кадр1" text:anchor-type="paragraph" svg:y="0.002cm" draw:z-index="7"><draw:text-box fo:min-height="0.058cm" fo:min-width="0cm"><text:p text:style-name="Header"><text:span text:style-name="Page_20_Number"><text:page-number text:select-page="current">8</text:page-number></text:span></text:p></draw:text-box></draw:frame></text:p>
        <text:p text:style-name="Header"/>
      </style:header>
      <style:footer>
        <text:p text:style-name="MP1"/>
      </style:footer>
    </style:master-page>
    <style:master-page style:name="Перетворення_20_1" style:display-name="Перетворення 1" style:page-layout-name="Mpm2">
      <style:header>
        <text:p text:style-name="Header"><draw:frame draw:style-name="Mfr1" draw:name="Кадр2" text:anchor-type="paragraph" svg:y="0.002cm" draw:z-index="12"><draw:text-box fo:min-height="0.058cm" fo:min-width="0cm"><text:p text:style-name="Header"><text:span text:style-name="Page_20_Number"><text:page-number text:select-page="current">10</text:page-number></text:span></text:p></draw:text-box></draw:frame></text:p>
        <text:p text:style-name="Header"/>
      </style:header>
      <style:footer>
        <text:p text:style-name="MP1"/>
      </style:footer>
    </style:master-page>
    <style:master-page style:name="Перетворення_20_2" style:display-name="Перетворення 2" style:page-layout-name="Mpm3">
      <style:header>
        <text:p text:style-name="Header"><draw:frame draw:style-name="Mfr1" draw:name="Кадр3" text:anchor-type="paragraph" svg:y="0.002cm" draw:z-index="8"><draw:text-box fo:min-height="0.058cm" fo:min-width="0cm"><text:p text:style-name="Header"><text:span text:style-name="Page_20_Number"><text:page-number text:select-page="current">14</text:page-number></text:span></text:p></draw:text-box></draw:frame></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 затвердження Програми організації зовнішніх зв’язків Львівської міської ради у 2011 році</dc:title>
    <meta:initial-creator>PC2</meta:initial-creator>
    <meta:creation-date>2016-05-30T14:58:00</meta:creation-date>
    <dc:date>2016-07-06T00:21:12.075098464</dc:date>
    <meta:print-date>2016-06-02T10:57:00</meta:print-date>
    <meta:editing-cycles>8</meta:editing-cycles>
    <meta:editing-duration>PT12M21S</meta:editing-duration>
    <meta:generator>LibreOffice/5.0.3.2$Linux_X86_64 LibreOffice_project/00m0$Build-2</meta:generator>
    <meta:document-statistic meta:table-count="6" meta:image-count="0" meta:object-count="0" meta:page-count="14" meta:paragraph-count="244" meta:word-count="2674" meta:character-count="22984" meta:non-whitespace-character-count="20028"/>
  </office:meta>
</office:document-meta>
</file>